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33cm" style:rel-column-width="18571*"/>
    </style:style>
    <style:style style:name="Table1.B" style:family="table-column">
      <style:table-column-properties style:column-width="10.705cm" style:rel-column-width="46964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 fo:keep-with-next="auto" style:may-break-between-rows="true"/>
    </style:style>
    <style:style style:name="Table2.A" style:family="table-column">
      <style:table-column-properties style:column-width="3.942cm" style:rel-column-width="17294*"/>
    </style:style>
    <style:style style:name="Table2.B" style:family="table-column">
      <style:table-column-properties style:column-width="10.996cm" style:rel-column-width="48241*"/>
    </style:style>
    <style:style style:name="Table2.1" style:family="table-row">
      <style:table-row-properties fo:background-color="#0000ff" style:keep-together="false" fo:keep-together="always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2" style:family="table-row">
      <style:table-row-properties style:keep-together="false" fo:keep-together="always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38cm" fo:margin-left="1.307cm" fo:margin-right="1.344cm" table:align="margins"/>
    </style:style>
    <style:style style:name="Table3.A" style:family="table-column">
      <style:table-column-properties style:column-width="3.942cm" style:rel-column-width="17294*"/>
    </style:style>
    <style:style style:name="Table3.B" style:family="table-column">
      <style:table-column-properties style:column-width="10.996cm" style:rel-column-width="48241*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9cm" fo:margin-left="1.325cm" fo:margin-right="1.316cm" table:align="margins"/>
    </style:style>
    <style:style style:name="Table12.A" style:family="table-column">
      <style:table-column-properties style:column-width="4.366cm" style:rel-column-width="19138*"/>
    </style:style>
    <style:style style:name="Table12.B" style:family="table-column">
      <style:table-column-properties style:column-width="10.583cm" style:rel-column-width="46397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9cm" fo:margin-left="1.325cm" fo:margin-right="1.316cm" table:align="margins"/>
    </style:style>
    <style:style style:name="Table6.A" style:family="table-column">
      <style:table-column-properties style:column-width="4.366cm" style:rel-column-width="19138*"/>
    </style:style>
    <style:style style:name="Table6.B" style:family="table-column">
      <style:table-column-properties style:column-width="10.583cm" style:rel-column-width="46397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9cm" fo:margin-left="1.325cm" fo:margin-right="1.316cm" table:align="margins"/>
    </style:style>
    <style:style style:name="Table4.A" style:family="table-column">
      <style:table-column-properties style:column-width="4.366cm" style:rel-column-width="19138*"/>
    </style:style>
    <style:style style:name="Table4.B" style:family="table-column">
      <style:table-column-properties style:column-width="10.583cm" style:rel-column-width="46397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49cm" fo:margin-left="1.325cm" fo:margin-right="1.316cm" table:align="margins"/>
    </style:style>
    <style:style style:name="Table5.A" style:family="table-column">
      <style:table-column-properties style:column-width="4.366cm" style:rel-column-width="19138*"/>
    </style:style>
    <style:style style:name="Table5.B" style:family="table-column">
      <style:table-column-properties style:column-width="10.583cm" style:rel-column-width="46397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9cm" fo:margin-left="1.325cm" fo:margin-right="1.316cm" table:align="margins"/>
    </style:style>
    <style:style style:name="Table7.A" style:family="table-column">
      <style:table-column-properties style:column-width="4.366cm" style:rel-column-width="19138*"/>
    </style:style>
    <style:style style:name="Table7.B" style:family="table-column">
      <style:table-column-properties style:column-width="10.583cm" style:rel-column-width="46397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9cm" fo:margin-left="1.325cm" fo:margin-right="1.316cm" table:align="margins"/>
    </style:style>
    <style:style style:name="Table8.A" style:family="table-column">
      <style:table-column-properties style:column-width="4.366cm" style:rel-column-width="19138*"/>
    </style:style>
    <style:style style:name="Table8.B" style:family="table-column">
      <style:table-column-properties style:column-width="10.583cm" style:rel-column-width="46397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9cm" fo:margin-left="1.325cm" fo:margin-right="1.316cm" table:align="margins"/>
    </style:style>
    <style:style style:name="Table9.A" style:family="table-column">
      <style:table-column-properties style:column-width="4.366cm" style:rel-column-width="19138*"/>
    </style:style>
    <style:style style:name="Table9.B" style:family="table-column">
      <style:table-column-properties style:column-width="10.583cm" style:rel-column-width="46397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9cm" fo:margin-left="1.325cm" fo:margin-right="1.316cm" table:align="margins"/>
    </style:style>
    <style:style style:name="Table10.A" style:family="table-column">
      <style:table-column-properties style:column-width="4.366cm" style:rel-column-width="19138*"/>
    </style:style>
    <style:style style:name="Table10.B" style:family="table-column">
      <style:table-column-properties style:column-width="10.583cm" style:rel-column-width="46397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9cm" fo:margin-left="1.325cm" fo:margin-right="1.316cm" table:align="margins"/>
    </style:style>
    <style:style style:name="Table11.A" style:family="table-column">
      <style:table-column-properties style:column-width="4.366cm" style:rel-column-width="19138*"/>
    </style:style>
    <style:style style:name="Table11.B" style:family="table-column">
      <style:table-column-properties style:column-width="10.583cm" style:rel-column-width="46397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9cm" fo:margin-left="1.325cm" fo:margin-right="1.316cm" table:align="margins"/>
    </style:style>
    <style:style style:name="Table13.A" style:family="table-column">
      <style:table-column-properties style:column-width="4.366cm" style:rel-column-width="19138*"/>
    </style:style>
    <style:style style:name="Table13.B" style:family="table-column">
      <style:table-column-properties style:column-width="10.583cm" style:rel-column-width="46397*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9cm" fo:margin-left="1.325cm" fo:margin-right="1.316cm" table:align="margins"/>
    </style:style>
    <style:style style:name="Table14.A" style:family="table-column">
      <style:table-column-properties style:column-width="4.366cm" style:rel-column-width="19138*"/>
    </style:style>
    <style:style style:name="Table14.B" style:family="table-column">
      <style:table-column-properties style:column-width="10.583cm" style:rel-column-width="46397*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49cm" fo:margin-left="1.325cm" fo:margin-right="1.316cm" table:align="margins"/>
    </style:style>
    <style:style style:name="Table15.A" style:family="table-column">
      <style:table-column-properties style:column-width="4.366cm" style:rel-column-width="19138*"/>
    </style:style>
    <style:style style:name="Table15.B" style:family="table-column">
      <style:table-column-properties style:column-width="10.583cm" style:rel-column-width="46397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9cm" fo:margin-left="1.325cm" fo:margin-right="1.316cm" table:align="margins"/>
    </style:style>
    <style:style style:name="Table16.A" style:family="table-column">
      <style:table-column-properties style:column-width="4.366cm" style:rel-column-width="19138*"/>
    </style:style>
    <style:style style:name="Table16.B" style:family="table-column">
      <style:table-column-properties style:column-width="10.583cm" style:rel-column-width="46397*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7" style:family="table">
      <style:table-properties style:width="14.949cm" fo:margin-left="1.325cm" fo:margin-right="1.316cm" table:align="margins"/>
    </style:style>
    <style:style style:name="Table17.A" style:family="table-column">
      <style:table-column-properties style:column-width="4.366cm" style:rel-column-width="19138*"/>
    </style:style>
    <style:style style:name="Table17.B" style:family="table-column">
      <style:table-column-properties style:column-width="10.583cm" style:rel-column-width="46397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8" style:family="table">
      <style:table-properties style:width="14.949cm" fo:margin-left="1.325cm" fo:margin-right="1.316cm" table:align="margins"/>
    </style:style>
    <style:style style:name="Table18.A" style:family="table-column">
      <style:table-column-properties style:column-width="4.366cm" style:rel-column-width="19138*"/>
    </style:style>
    <style:style style:name="Table18.B" style:family="table-column">
      <style:table-column-properties style:column-width="10.583cm" style:rel-column-width="46397*"/>
    </style:style>
    <style:style style:name="Table18.1" style:family="table-row">
      <style:table-row-properties fo:background-color="#0000ff">
        <style:background-image/>
      </style:table-row-properties>
    </style:style>
    <style:style style:name="Table1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9" style:family="table">
      <style:table-properties style:width="14.949cm" fo:margin-left="1.325cm" fo:margin-right="1.316cm" table:align="margins"/>
    </style:style>
    <style:style style:name="Table19.A" style:family="table-column">
      <style:table-column-properties style:column-width="2.99cm" style:rel-column-width="13107*"/>
    </style:style>
    <style:style style:name="Table19.B" style:family="table-column">
      <style:table-column-properties style:column-width="11.959cm" style:rel-column-width="52428*"/>
    </style:style>
    <style:style style:name="Table19.1" style:family="table-row">
      <style:table-row-properties fo:background-color="#0000ff">
        <style:background-image/>
      </style:table-row-properties>
    </style:style>
    <style:style style:name="Table1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0" style:family="table">
      <style:table-properties style:width="14.949cm" fo:margin-left="1.325cm" fo:margin-right="1.316cm" table:align="margins"/>
    </style:style>
    <style:style style:name="Table20.A" style:family="table-column">
      <style:table-column-properties style:column-width="2.99cm" style:rel-column-width="13107*"/>
    </style:style>
    <style:style style:name="Table20.B" style:family="table-column">
      <style:table-column-properties style:column-width="11.959cm" style:rel-column-width="52428*"/>
    </style:style>
    <style:style style:name="Table20.1" style:family="table-row">
      <style:table-row-properties fo:background-color="#0000ff">
        <style:background-image/>
      </style:table-row-properties>
    </style:style>
    <style:style style:name="Table2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1" style:family="table">
      <style:table-properties style:width="14.949cm" fo:margin-left="1.325cm" fo:margin-right="1.316cm" table:align="margins"/>
    </style:style>
    <style:style style:name="Table21.A" style:family="table-column">
      <style:table-column-properties style:column-width="2.99cm" style:rel-column-width="13107*"/>
    </style:style>
    <style:style style:name="Table21.B" style:family="table-column">
      <style:table-column-properties style:column-width="11.959cm" style:rel-column-width="52428*"/>
    </style:style>
    <style:style style:name="Table21.1" style:family="table-row">
      <style:table-row-properties fo:background-color="#0000ff">
        <style:background-image/>
      </style:table-row-properties>
    </style:style>
    <style:style style:name="Table2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/>
    </style:style>
    <style:style style:name="P5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Method_20_Body">
      <style:text-properties fo:color="#0000ff" style:text-underline-style="none" style:font-name-asian="Monospace" style:font-name-complex="Monospace"/>
    </style:style>
    <style:style style:name="P7" style:family="paragraph" style:parent-style-name="Method_20_Body">
      <style:text-properties style:text-underline-style="none" style:font-name-asian="Monospace" style:font-name-complex="Monospace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10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Method_20_Body">
      <style:paragraph-properties fo:margin-left="0cm" fo:margin-right="0cm" fo:text-indent="0cm" style:auto-text-indent="false"/>
    </style:style>
    <style:style style:name="P13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1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fo:font-weight="normal" style:font-name-asian="Monospace" style:font-size-asian="11pt" style:font-weight-asian="normal" style:font-name-complex="Monospace" style:font-size-complex="11pt" style:font-weight-complex="normal"/>
    </style:style>
    <style:style style:name="P15" style:family="paragraph" style:parent-style-name="Method_20_Body">
      <style:paragraph-properties fo:margin-left="0cm" fo:margin-right="0cm" fo:text-indent="0cm" style:auto-text-indent="false"/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P16" style:family="paragraph" style:parent-style-name="Method_20_Body">
      <style:paragraph-properties fo:margin-left="0cm" fo:margin-right="0cm" fo:text-indent="0cm" style:auto-text-indent="false"/>
      <style:text-properties style:text-underline-style="none" style:font-name-asian="Monospace" style:font-name-complex="Monospace"/>
    </style:style>
    <style:style style:name="P17" style:family="paragraph" style:parent-style-name="Method_20_Code_20_Listing">
      <style:paragraph-properties fo:margin-left="0cm" fo:margin-right="0cm" fo:text-indent="0cm" style:auto-text-indent="false"/>
      <style:text-properties fo:color="#000080"/>
    </style:style>
    <style:style style:name="P18" style:family="paragraph" style:parent-style-name="Method_20_Indent">
      <style:paragraph-properties fo:margin-left="0cm" fo:margin-right="0cm" fo:text-indent="0cm" style:auto-text-indent="false"/>
    </style:style>
    <style:style style:name="P19" style:family="paragraph" style:parent-style-name="Method_20_Code_20_Listing">
      <style:text-properties fo:color="#000080"/>
    </style:style>
    <style:style style:name="P20" style:family="paragraph" style:parent-style-name="Method_20_Code_20_Listing">
      <style:text-properties fo:color="#000080" fo:font-weight="bold" style:font-weight-asian="bold" style:font-weight-complex="bold"/>
    </style:style>
    <style:style style:name="P21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22" style:family="paragraph" style:parent-style-name="Code_20_Listing">
      <style:text-properties fo:color="#000080"/>
    </style:style>
    <style:style style:name="P23" style:family="paragraph" style:parent-style-name="Code_20_Listing">
      <style:paragraph-properties fo:break-before="page"/>
      <style:text-properties fo:color="#000080"/>
    </style:style>
    <style:style style:name="P24" style:family="paragraph" style:parent-style-name="Method_20_Body">
      <style:paragraph-properties fo:margin-left="1.251cm" fo:margin-right="0cm" fo:text-indent="0cm" style:auto-text-indent="false"/>
    </style:style>
    <style:style style:name="P25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6" style:family="paragraph" style:parent-style-name="Class_20_Title" style:master-page-name="Standard">
      <style:paragraph-properties style:page-number="auto"/>
    </style:style>
    <style:style style:name="P27" style:family="paragraph" style:parent-style-name="Criteria_20_Title">
      <style:text-properties fo:color="#0000ff"/>
    </style:style>
    <style:style style:name="P28" style:family="paragraph" style:parent-style-name="Criteria_20_Body" style:list-style-name="L1"/>
    <style:style style:name="P29" style:family="paragraph" style:parent-style-name="Coding_20_Title">
      <style:paragraph-properties fo:break-before="page"/>
    </style:style>
    <style:style style:name="P30" style:family="paragraph" style:parent-style-name="Method_20_Title">
      <style:paragraph-properties fo:break-before="page"/>
    </style:style>
    <style:style style:name="P31" style:family="paragraph" style:parent-style-name="Method_20_Title">
      <style:paragraph-properties fo:break-before="page"/>
      <style:text-properties fo:font-size="11pt" style:text-underline-style="none" fo:font-weight="bold" fo:background-color="transparent" style:font-name-asian="Monospace" style:font-size-asian="11pt" style:font-weight-asian="bold" style:font-name-complex="Monospace" style:font-size-complex="11pt" style:font-weight-complex="bold"/>
    </style:style>
    <style:style style:name="P32" style:family="paragraph" style:parent-style-name="Method_20_Title">
      <style:paragraph-properties fo:break-before="page"/>
      <style:text-properties fo:font-size="10pt" fo:font-weight="bold" fo:background-color="transparent" style:font-weight-asian="bold" style:font-weight-complex="bold"/>
    </style:style>
    <style:style style:name="P33" style:family="paragraph" style:parent-style-name="Method_20_Title">
      <style:paragraph-properties fo:break-before="page"/>
      <style:text-properties style:text-underline-style="none" style:font-name-asian="Monospace" style:font-name-complex="Monospace"/>
    </style:style>
    <style:style style:name="P34" style:family="paragraph" style:parent-style-name="Method_20_Body">
      <style:text-properties fo:color="#0000ff" style:text-underline-style="none" style:font-name-asian="Monospace" style:font-name-complex="Monospace"/>
    </style:style>
    <style:style style:name="P35" style:family="paragraph" style:parent-style-name="Method_20_Code_20_Listing"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fo:color="#0000ff" style:text-underline-style="none" style:font-name-asian="Monospace" style:font-name-complex="Monospace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size-asian="11pt" style:font-style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ff" style:font-name="DejaVu Serif2" fo:font-size="11pt" fo:letter-spacing="normal" fo:font-style="normal" fo:font-weight="normal" style:font-size-asian="11pt" style:font-size-complex="11pt"/>
    </style:style>
    <style:style style:name="T7" style:family="text">
      <style:text-properties fo:color="#000000"/>
    </style:style>
    <style:style style:name="T8" style:family="text">
      <style:text-properties fo:color="#000080"/>
    </style:style>
    <style:style style:name="T9" style:family="text">
      <style:text-properties style:font-name="DejaVu Serif2"/>
    </style:style>
    <style:style style:name="T10" style:family="text">
      <style:text-properties style:font-name="DejaVu Serif2" fo:font-size="11pt" style:font-size-asian="11pt" style:font-size-complex="11pt"/>
    </style:style>
    <style:style style:name="T11" style:family="text">
      <style:text-properties style:font-style-asian="italic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FileIO</text:h>
      <text:p text:style-name="P3"/>
      <text:p text:style-name="Class_20_Description">The <text:span text:style-name="T1">FileIO</text:span> class provides an object oriented interface to the built-in PHP file information functions.</text:p>
      <text:p text:style-name="Method_20_Body"/>
      <text:h text:style-name="P27" text:outline-level="2">Design criteria and considerations</text:h>
      <text:p text:style-name="P2"/>
      <text:p text:style-name="Criteria_20_Body">Among the design considerations for the <text:span text:style-name="Class_20_Variables">FileIO</text:span> class are:</text:p>
      <text:p text:style-name="Criteria_20_Body"/>
      <text:list xml:id="list1670653647" text:style-name="L1">
        <text:list-item>
          <text:p text:style-name="P28">The <text:span text:style-name="Class_20_Variables">FileIO</text:span> class uses the <text:span text:style-name="Class_20_Variables">FileIO\Factory</text:span> class to select the proper FileIO adapter <text:s/>to use;</text:p>
        </text:list-item>
        <text:list-item>
          <text:p text:style-name="P28">The <text:span text:style-name="Class_20_Variables">FileIO</text:span> class uses the<text:span text:style-name="Class_20_Variables"><text:span text:style-name="T4"> </text:span></text:span><text:span text:style-name="Class_20_Variables"><text:span text:style-name="T5">FileIO\Exception</text:span></text:span><text:span text:style-name="Class_20_Variables"><text:span text:style-name="T4"> class to notify the caller about an error situation;</text:span></text:span></text:p>
        </text:list-item>
        <text:list-item>
          <text:p text:style-name="P28"><text:span text:style-name="T6">The </text:span><text:span text:style-name="Class_20_Variables">FileIO</text:span><text:span text:style-name="T6"> class implements the </text:span><text:span text:style-name="Class_20_Variables">RecursiveIterator</text:span><text:span text:style-name="T6"> and </text:span><text:span text:style-name="Class_20_Variables">SeekableIterator</text:span><text:span text:style-name="T6"> interfaces..</text:span></text:p>
        </text:list-item>
      </text:list>
      <text:p text:style-name="Standard"/>
      <text:p text:style-name="Standard"/>
      <text:h text:style-name="P30" text:outline-level="5">Inherited Class Properties</text:h>
      <text:p text:style-name="Method_20_Body"/>
      <text:p text:style-name="Method_20_Body">The <text:span text:style-name="Class_20_Variables">FileIO</text:span> class extends the <text:span text:style-name="Class_20_Variables">FileInfo</text:span> class and inherits the following public/protected propertie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roperty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10">$fileIO</text:p>
          </table:table-cell>
          <table:table-cell table:style-name="Table1.B2" office:value-type="string">
            <text:p text:style-name="P12">The FileIO adapter class instance.</text:p>
          </table:table-cell>
        </table:table-row>
      </table:table>
      <text:p text:style-name="Method_20_Body"/>
      <text:h text:style-name="Method_20_Title" text:outline-level="5">Class Methods</text:h>
      <text:p text:style-name="Method_20_Body"/>
      <text:p text:style-name="Method_20_Body">The <text:span text:style-name="Class_20_Variables">FileIO</text:span> class contains the following methods:</text:p>
      <text:p text:style-name="Method_20_Body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8">Method</text:p>
            </table:table-cell>
            <table:table-cell table:style-name="Table2.B1" office:value-type="string">
              <text:p text:style-name="P8">Description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<text:a xlink:type="simple" xlink:href="#construct"><text:span text:style-name="T10">__construct</text:span></text:a></text:p>
          </table:table-cell>
          <table:table-cell table:style-name="Table2.B2" office:value-type="string">
            <text:p text:style-name="P12">Class constructor</text:p>
          </table:table-cell>
        </table:table-row>
        <table:table-row table:style-name="Table2.2">
          <table:table-cell table:style-name="Table2.A2" office:value-type="string">
            <text:h text:style-name="P31" text:outline-level="5"><text:a xlink:type="simple" xlink:href="#__destruct"><text:span text:style-name="T9">__destruct</text:span></text:a></text:h>
          </table:table-cell>
          <table:table-cell table:style-name="Table2.B2" office:value-type="string">
            <text:p text:style-name="P14">Class destructor.</text:p>
          </table:table-cell>
        </table:table-row>
        <table:table-row table:style-name="Table2.2">
          <table:table-cell table:style-name="Table2.A2" office:value-type="string">
            <text:p text:style-name="P11"><text:a xlink:type="simple" xlink:href="#fgetc">fgetc</text:a></text:p>
          </table:table-cell>
          <table:table-cell table:style-name="Table2.B2" office:value-type="string">
            <text:p text:style-name="P12">Returns the next character in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gets"><text:span text:style-name="T10">fgets</text:span></text:a></text:p>
          </table:table-cell>
          <table:table-cell table:style-name="Table2.B2" office:value-type="string">
            <text:p text:style-name="P12">Returns the next line in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getss"><text:span text:style-name="T10">fgetss</text:span></text:a></text:p>
          </table:table-cell>
          <table:table-cell table:style-name="Table2.B2" office:value-type="string">
            <text:p text:style-name="P16">Returns the next line from the file after stripping any HTML tags present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getcsv"><text:span text:style-name="T10">fgetcsv</text:span></text:a></text:p>
          </table:table-cell>
          <table:table-cell table:style-name="Table2.B2" office:value-type="string">
            <text:p text:style-name="P13">Returns the next line from the <text:span text:style-name="T1">csv</text:span> file as an indexed array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scanf"><text:span text:style-name="T10">fscanf</text:span></text:a></text:p>
          </table:table-cell>
          <table:table-cell table:style-name="Table2.B2" office:value-type="string">
            <text:p text:style-name="P13">Parses input from a file according to a format and returns the result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putcsv"><text:span text:style-name="T10">fputcsv</text:span></text:a></text:p>
          </table:table-cell>
          <table:table-cell table:style-name="Table2.B2" office:value-type="string">
            <text:p text:style-name="P16">Format an array of fields as a CSV text entry and write to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write"><text:span text:style-name="T10">fwrite</text:span></text:a></text:p>
          </table:table-cell>
          <table:table-cell table:style-name="Table2.B2" office:value-type="string">
            <text:p text:style-name="P16">Write the next line to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seek"><text:span text:style-name="T10">fseek</text:span></text:a></text:p>
          </table:table-cell>
          <table:table-cell table:style-name="Table2.B2" office:value-type="string">
            <text:p text:style-name="P16">Seek to the requested record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flush"><text:span text:style-name="T10">fflush</text:span></text:a></text:p>
          </table:table-cell>
          <table:table-cell table:style-name="Table2.B2" office:value-type="string">
            <text:p text:style-name="P13">Flush all pending output to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truncate"><text:span text:style-name="T10">ftruncate</text:span></text:a></text:p>
          </table:table-cell>
          <table:table-cell table:style-name="Table2.B2" office:value-type="string">
            <text:p text:style-name="P13">Truncate the file to the specified siz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lock"><text:span text:style-name="T10">flock</text:span></text:a></text:p>
          </table:table-cell>
          <table:table-cell table:style-name="Table2.B2" office:value-type="string">
            <text:p text:style-name="P13">Attempt to lock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stat"><text:span text:style-name="T10">fstat</text:span></text:a></text:p>
          </table:table-cell>
          <table:table-cell table:style-name="Table2.B2" office:value-type="string">
            <text:p text:style-name="P13">Return information about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tell"><text:span text:style-name="T10">ftell</text:span></text:a></text:p>
          </table:table-cell>
          <table:table-cell table:style-name="Table2.B2" office:value-type="string">
            <text:p text:style-name="P13">Returns the current position of the file pointer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fpassthru"><text:span text:style-name="T10">fpassthru</text:span></text:a></text:p>
          </table:table-cell>
          <table:table-cell table:style-name="Table2.B2" office:value-type="string">
            <text:p text:style-name="P12">Reads to EOF on the given file pointer from the current position and writes the results to the output buffer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eof"><text:span text:style-name="T10">eof</text:span></text:a></text:p>
          </table:table-cell>
          <table:table-cell table:style-name="Table2.B2" office:value-type="string">
            <text:p text:style-name="P13">Returns the end-of-file status for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getFlags"><text:span text:style-name="T10">getFlags</text:span></text:a></text:p>
          </table:table-cell>
          <table:table-cell table:style-name="Table2.B2" office:value-type="string">
            <text:p text:style-name="P12">Returns the flags settings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setFlags"><text:span text:style-name="T10">setFlags</text:span></text:a></text:p>
          </table:table-cell>
          <table:table-cell table:style-name="Table2.B2" office:value-type="string">
            <text:p text:style-name="P15">Set the flags settings.</text:p>
          </table:table-cell>
        </table:table-row>
        <table:table-row table:style-name="Table2.2">
          <table:table-cell table:style-name="Table2.A2" office:value-type="string">
            <text:h text:style-name="P32" text:outline-level="5"><text:a xlink:type="simple" xlink:href="#getCsvControl"><text:span text:style-name="T10">getCsvControl</text:span></text:a></text:h>
          </table:table-cell>
          <table:table-cell table:style-name="Table2.B2" office:value-type="string">
            <text:p text:style-name="P12">Returns the csv control variables in an array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setCsvControl"><text:span text:style-name="T10">setCsvControl</text:span></text:a></text:p>
          </table:table-cell>
          <table:table-cell table:style-name="Table2.B2" office:value-type="string">
            <text:p text:style-name="P13">Set the csv control flags.</text:p>
          </table:table-cell>
        </table:table-row>
        <text:soft-page-break/>
        <table:table-row table:style-name="Table2.2">
          <table:table-cell table:style-name="Table2.A2" office:value-type="string">
            <text:p text:style-name="P10"><text:a xlink:type="simple" xlink:href="#getCurrentLine">getCurrentLine</text:a></text:p>
          </table:table-cell>
          <table:table-cell table:style-name="Table2.B2" office:value-type="string">
            <text:p text:style-name="P13">Get the next line from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getMaxLineLen"><text:span text:style-name="T10">getMaxLineLen</text:span></text:a></text:p>
          </table:table-cell>
          <table:table-cell table:style-name="Table2.B2" office:value-type="string">
            <text:p text:style-name="P13">Returns the maximum line length setting.</text:p>
          </table:table-cell>
        </table:table-row>
        <table:table-row table:style-name="Table2.2">
          <table:table-cell table:style-name="Table2.A2" office:value-type="string">
            <text:h text:style-name="P32" text:outline-level="5"><text:a xlink:type="simple" xlink:href="#setMaxLineLen"><text:span text:style-name="T10">setMaxLineLen</text:span></text:a></text:h>
          </table:table-cell>
          <table:table-cell table:style-name="Table2.B2" office:value-type="string">
            <text:p text:style-name="P12">Set the maximum line length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current"><text:span text:style-name="T10">current</text:span></text:a></text:p>
          </table:table-cell>
          <table:table-cell table:style-name="Table2.B2" office:value-type="string">
            <text:p text:style-name="P12">Returns the current line in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key"><text:span text:style-name="T10">key</text:span></text:a></text:p>
          </table:table-cell>
          <table:table-cell table:style-name="Table2.B2" office:value-type="string">
            <text:p text:style-name="P12">Returns the current line number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next"><text:span text:style-name="T10">next</text:span></text:a></text:p>
          </table:table-cell>
          <table:table-cell table:style-name="Table2.B2" office:value-type="string">
            <text:p text:style-name="P12">Move the line number to the next line in the file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rewind"><text:span text:style-name="T10">rewind</text:span></text:a></text:p>
          </table:table-cell>
          <table:table-cell table:style-name="Table2.B2" office:value-type="string">
            <text:p text:style-name="P12">Rewind to the first line of the file, and get the line if the <text:span text:style-name="T1">READ_AHEAD</text:span> flag is set.</text:p>
          </table:table-cell>
        </table:table-row>
        <table:table-row table:style-name="Table2.2">
          <table:table-cell table:style-name="Table2.A2" office:value-type="string">
            <text:p text:style-name="P9"><text:a xlink:type="simple" xlink:href="#valid"><text:span text:style-name="T10">valid</text:span></text:a></text:p>
          </table:table-cell>
          <table:table-cell table:style-name="Table2.B2" office:value-type="string">
            <text:p text:style-name="P16">Returns true if the file is not at end-of-file, false if it is.</text:p>
          </table:table-cell>
        </table:table-row>
        <table:table-row table:style-name="Table2.2">
          <table:table-cell table:style-name="Table2.A2" office:value-type="string">
            <text:p text:style-name="P11"><text:a xlink:type="simple" xlink:href="#seek">seek</text:a></text:p>
          </table:table-cell>
          <table:table-cell table:style-name="Table2.B2" office:value-type="string">
            <text:p text:style-name="P16">Seek to the requested line number.</text:p>
          </table:table-cell>
        </table:table-row>
        <table:table-row table:style-name="Table2.2">
          <table:table-cell table:style-name="Table2.A2" office:value-type="string">
            <text:p text:style-name="P11"><text:a xlink:type="simple" xlink:href="#hasChildren">hasChildren</text:a></text:p>
          </table:table-cell>
          <table:table-cell table:style-name="Table2.B2" office:value-type="string">
            <text:p text:style-name="P16">Always returns false.</text:p>
          </table:table-cell>
        </table:table-row>
        <table:table-row table:style-name="Table2.2">
          <table:table-cell table:style-name="Table2.A2" office:value-type="string">
            <text:p text:style-name="P11"><text:a xlink:type="simple" xlink:href="#getChildren">getChildren</text:a></text:p>
          </table:table-cell>
          <table:table-cell table:style-name="Table2.B2" office:value-type="string">
            <text:p text:style-name="P16">Returns null.</text:p>
          </table:table-cell>
        </table:table-row>
        <table:table-row table:style-name="Table2.2">
          <table:table-cell table:style-name="Table2.A2" office:value-type="string">
            <text:p text:style-name="P11"><text:a xlink:type="simple" xlink:href="#toString">__toString</text:a></text:p>
          </table:table-cell>
          <table:table-cell table:style-name="Table2.B2" office:value-type="string">
            <text:p text:style-name="P16">Returns the current record as a string.</text:p>
          </table:table-cell>
        </table:table-row>
      </table:table>
      <text:p text:style-name="Method_20_Body"/>
      <text:h text:style-name="Method_20_Title" text:outline-level="5"/>
      <text:h text:style-name="Method_20_Title" text:outline-level="5">Inherited Methods</text:h>
      <text:p text:style-name="Method_20_Body"/>
      <text:p text:style-name="Method_20_Body">The <text:span text:style-name="Class_20_Variables">FileIO</text:span> class extends <text:span text:style-name="Class_20_Variables">FileInfo</text:span> class and expose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8">Method</text:p>
            </table:table-cell>
            <table:table-cell table:style-name="Table3.B1" office:value-type="string">
              <text:p text:style-name="P8">Description</text:p>
            </table:table-cell>
          </table:table-row>
        </table:table-header-rows>
        <table:table-row>
          <table:table-cell table:style-name="Table3.A2" office:value-type="string">
            <text:p text:style-name="P9"><text:a xlink:type="simple" xlink:href="#construct">__construct</text:a></text:p>
          </table:table-cell>
          <table:table-cell table:style-name="Table3.B2" office:value-type="string">
            <text:p text:style-name="P12">Class constructor</text:p>
          </table:table-cell>
        </table:table-row>
        <table:table-row>
          <table:table-cell table:style-name="Table3.A2" office:value-type="string">
            <text:p text:style-name="P9"><text:a xlink:type="simple" xlink:href="#getBasename">getATime</text:a></text:p>
          </table:table-cell>
          <table:table-cell table:style-name="Table3.B2" office:value-type="string">
            <text:p text:style-name="P12">Returns the last access time of the file</text:p>
          </table:table-cell>
        </table:table-row>
        <table:table-row>
          <table:table-cell table:style-name="Table3.A2" office:value-type="string">
            <text:p text:style-name="P9"><text:a xlink:type="simple" xlink:href="#getBasename">getBasename</text:a></text:p>
          </table:table-cell>
          <table:table-cell table:style-name="Table3.B2" office:value-type="string">
            <text:p text:style-name="P12">Returns the trailing name component of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CTime">getCTime</text:a></text:p>
          </table:table-cell>
          <table:table-cell table:style-name="Table3.B2" office:value-type="string">
            <text:p text:style-name="P12">Returns the file's inode change time.</text:p>
          </table:table-cell>
        </table:table-row>
        <table:table-row>
          <table:table-cell table:style-name="Table3.A2" office:value-type="string">
            <text:p text:style-name="P9"><text:a xlink:type="simple" xlink:href="#getExtension">getExtension</text:a></text:p>
          </table:table-cell>
          <table:table-cell table:style-name="Table3.B2" office:value-type="string">
            <text:p text:style-name="P12">Returns the file extension from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FileInfo">getFileInfo</text:a></text:p>
          </table:table-cell>
          <table:table-cell table:style-name="Table3.B2" office:value-type="string">
            <text:p text:style-name="P12">Return an adapter class object for the current file.</text:p>
          </table:table-cell>
        </table:table-row>
        <table:table-row>
          <table:table-cell table:style-name="Table3.A2" office:value-type="string">
            <text:p text:style-name="P9"><text:a xlink:type="simple" xlink:href="#getFileName">getFileName</text:a></text:p>
          </table:table-cell>
          <table:table-cell table:style-name="Table3.B2" office:value-type="string">
            <text:p text:style-name="P12">Return the adapter file name without the path.</text:p>
          </table:table-cell>
        </table:table-row>
        <table:table-row>
          <table:table-cell table:style-name="Table3.A2" office:value-type="string">
            <text:p text:style-name="P9"><text:a xlink:type="simple" xlink:href="#getGroup">getGroup</text:a></text:p>
          </table:table-cell>
          <table:table-cell table:style-name="Table3.B2" office:value-type="string">
            <text:p text:style-name="P12">Returns the file's group-id</text:p>
          </table:table-cell>
        </table:table-row>
        <table:table-row>
          <table:table-cell table:style-name="Table3.A2" office:value-type="string">
            <text:p text:style-name="P9"><text:a xlink:type="simple" xlink:href="#getInode">getInode</text:a></text:p>
          </table:table-cell>
          <table:table-cell table:style-name="Table3.B2" office:value-type="string">
            <text:p text:style-name="P12">Returns the file's inode.</text:p>
          </table:table-cell>
        </table:table-row>
        <table:table-row>
          <table:table-cell table:style-name="Table3.A2" office:value-type="string">
            <text:p text:style-name="P9"><text:a xlink:type="simple" xlink:href="#getLinkTarget">getLinkTarget</text:a></text:p>
          </table:table-cell>
          <table:table-cell table:style-name="Table3.B2" office:value-type="string">
            <text:p text:style-name="P12">Return the target of a filesystem link.</text:p>
          </table:table-cell>
        </table:table-row>
        <table:table-row>
          <table:table-cell table:style-name="Table3.A2" office:value-type="string">
            <text:p text:style-name="P9"><text:a xlink:type="simple" xlink:href="#getMTime">getMTime</text:a></text:p>
          </table:table-cell>
          <table:table-cell table:style-name="Table3.B2" office:value-type="string">
            <text:p text:style-name="P12">Return the file's last modified time.</text:p>
          </table:table-cell>
        </table:table-row>
        <table:table-row>
          <table:table-cell table:style-name="Table3.A2" office:value-type="string">
            <text:p text:style-name="P9"><text:a xlink:type="simple" xlink:href="#getOwner">getOwner</text:a></text:p>
          </table:table-cell>
          <table:table-cell table:style-name="Table3.B2" office:value-type="string">
            <text:p text:style-name="P12">Return the owner-id of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Path">getPath</text:a></text:p>
          </table:table-cell>
          <table:table-cell table:style-name="Table3.B2" office:value-type="string">
            <text:p text:style-name="P12">Get the path to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PathInfo">getPathInfo</text:a></text:p>
          </table:table-cell>
          <table:table-cell table:style-name="Table3.B2" office:value-type="string">
            <text:p text:style-name="P12">Return a new class instance <text:span text:style-name="Class_20_Variables"><text:span text:style-name="T4">adapter</text:span></text:span> class from the <text:span text:style-name="Class_20_Variables">setFileClass</text:span> method.</text:p>
          </table:table-cell>
        </table:table-row>
        <text:soft-page-break/>
        <table:table-row>
          <table:table-cell table:style-name="Table3.A2" office:value-type="string">
            <text:p text:style-name="P9"><text:a xlink:type="simple" xlink:href="#getPathName">getPathName</text:a></text:p>
          </table:table-cell>
          <table:table-cell table:style-name="Table3.B2" office:value-type="string">
            <text:p text:style-name="P12">Returns the path name of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Perms">getPerms</text:a></text:p>
          </table:table-cell>
          <table:table-cell table:style-name="Table3.B2" office:value-type="string">
            <text:p text:style-name="P12">Return the file permissions.</text:p>
          </table:table-cell>
        </table:table-row>
        <table:table-row>
          <table:table-cell table:style-name="Table3.A2" office:value-type="string">
            <text:p text:style-name="P9"><text:a xlink:type="simple" xlink:href="#getRealPath">getRealPath</text:a></text:p>
          </table:table-cell>
          <table:table-cell table:style-name="Table3.B2" office:value-type="string">
            <text:p text:style-name="P12">Returns the real path (absolute path name) of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getSize">getSize</text:a></text:p>
          </table:table-cell>
          <table:table-cell table:style-name="Table3.B2" office:value-type="string">
            <text:p text:style-name="P12">Returns the file size.</text:p>
          </table:table-cell>
        </table:table-row>
        <table:table-row>
          <table:table-cell table:style-name="Table3.A2" office:value-type="string">
            <text:p text:style-name="P9"><text:a xlink:type="simple" xlink:href="#getType">getType</text:a></text:p>
          </table:table-cell>
          <table:table-cell table:style-name="Table3.B2" office:value-type="string">
            <text:p text:style-name="P12">Return the type of the adapter file name<text:span text:style-name="T6">.</text:span></text:p>
          </table:table-cell>
        </table:table-row>
        <table:table-row>
          <table:table-cell table:style-name="Table3.A2" office:value-type="string">
            <text:p text:style-name="P9"><text:a xlink:type="simple" xlink:href="#isDir">isDir</text:a></text:p>
          </table:table-cell>
          <table:table-cell table:style-name="Table3.B2" office:value-type="string">
            <text:p text:style-name="P12">Returns true if the adapter file name is a directory.</text:p>
          </table:table-cell>
        </table:table-row>
        <table:table-row>
          <table:table-cell table:style-name="Table3.A2" office:value-type="string">
            <text:p text:style-name="P9"><text:a xlink:type="simple" xlink:href="#isExecuteable">isExecutable</text:a></text:p>
          </table:table-cell>
          <table:table-cell table:style-name="Table3.B2" office:value-type="string">
            <text:p text:style-name="P12">Returns true if the file is executable.</text:p>
          </table:table-cell>
        </table:table-row>
        <table:table-row>
          <table:table-cell table:style-name="Table3.A2" office:value-type="string">
            <text:p text:style-name="P9"><text:a xlink:type="simple" xlink:href="#isFile">isFile</text:a></text:p>
          </table:table-cell>
          <table:table-cell table:style-name="Table3.B2" office:value-type="string">
            <text:p text:style-name="P12">Returns true if the file is a regular file.</text:p>
          </table:table-cell>
        </table:table-row>
        <table:table-row>
          <table:table-cell table:style-name="Table3.A2" office:value-type="string">
            <text:p text:style-name="P9"><text:a xlink:type="simple" xlink:href="#isLink">isLink</text:a></text:p>
          </table:table-cell>
          <table:table-cell table:style-name="Table3.B2" office:value-type="string">
            <text:p text:style-name="P12">Returns true if the file is a linked file.</text:p>
          </table:table-cell>
        </table:table-row>
        <table:table-row>
          <table:table-cell table:style-name="Table3.A2" office:value-type="string">
            <text:p text:style-name="P9"><text:a xlink:type="simple" xlink:href="#isReadable">isReadable</text:a></text:p>
          </table:table-cell>
          <table:table-cell table:style-name="Table3.B2" office:value-type="string">
            <text:p text:style-name="P12">Returns true if the file is readable.</text:p>
          </table:table-cell>
        </table:table-row>
        <table:table-row>
          <table:table-cell table:style-name="Table3.A2" office:value-type="string">
            <text:p text:style-name="P9"><text:a xlink:type="simple" xlink:href="#isWriteable">isWriteable</text:a></text:p>
          </table:table-cell>
          <table:table-cell table:style-name="Table3.B2" office:value-type="string">
            <text:p text:style-name="P12">Returns true if the file is writeable.</text:p>
          </table:table-cell>
        </table:table-row>
        <table:table-row>
          <table:table-cell table:style-name="Table3.A2" office:value-type="string">
            <text:p text:style-name="P9"><text:a xlink:type="simple" xlink:href="#openFile">openFile</text:a></text:p>
          </table:table-cell>
          <table:table-cell table:style-name="Table3.B2" office:value-type="string">
            <text:p text:style-name="P12">Open the file by creating a adapter class derived instance for the adapter file name.</text:p>
          </table:table-cell>
        </table:table-row>
        <table:table-row>
          <table:table-cell table:style-name="Table3.A2" office:value-type="string">
            <text:p text:style-name="P9"><text:a xlink:type="simple" xlink:href="#setFileClass">setFileClass</text:a></text:p>
          </table:table-cell>
          <table:table-cell table:style-name="Table3.B2" office:value-type="string">
            <text:p text:style-name="P12">Set the class name used by the <text:span text:style-name="Class_20_Variables">openFile</text:span> method.</text:p>
          </table:table-cell>
        </table:table-row>
        <table:table-row>
          <table:table-cell table:style-name="Table3.A2" office:value-type="string">
            <text:p text:style-name="P9"><text:a xlink:type="simple" xlink:href="#setInfoClass">setInfoClass</text:a></text:p>
          </table:table-cell>
          <table:table-cell table:style-name="Table3.B2" office:value-type="string">
            <text:p text:style-name="P12">Set the class name used by the <text:span text:style-name="Class_20_Variables">getFileInfo </text:span><text:s/>and <text:span text:style-name="Class_20_Variables">getPathInfo</text:span> methods.</text:p>
          </table:table-cell>
        </table:table-row>
        <table:table-row>
          <table:table-cell table:style-name="Table3.A2" office:value-type="string">
            <text:p text:style-name="P10">__toString</text:p>
          </table:table-cell>
          <table:table-cell table:style-name="Table3.B2" office:value-type="string">
            <text:p text:style-name="P12">Returns the adapter file name.</text:p>
          </table:table-cell>
        </table:table-row>
      </table:table>
      <text:p text:style-name="Method_20_Body"/>
      <text:p text:style-name="Method_20_Body"/>
      <text:h text:style-name="Method_20_Title" text:outline-level="5"/>
      <text:h text:style-name="P30" text:outline-level="5"><text:bookmark-start text:name="construct"/>__construct<text:bookmark-end text:name="construct"/></text:h>
      <text:p text:style-name="P5"/>
      <text:p text:style-name="Method_20_Body">The class constructor.</text:p>
      <text:p text:style-name="Method_20_Body"/>
      <text:p text:style-name="P19">/**</text:p>
      <text:p text:style-name="P19"><text:s/>* __construct</text:p>
      <text:p text:style-name="P19"><text:s/>*</text:p>
      <text:p text:style-name="P19"><text:s/>* Class constructor</text:p>
      <text:p text:style-name="P19"><text:s/>* <text:span text:style-name="T1">@param</text:span> string $adapterName = adapter class name</text:p>
      <text:p text:style-name="P21"><text:s/>* <text:span text:style-name="T1">@param</text:span> string $fileName = name of the file associated with this class instance</text:p>
      <text:p text:style-name="P19"><text:s/>* <text:span text:style-name="T1">@param</text:span> string $mode = (optional) file open mode (default = 'r')</text:p>
      <text:p text:style-name="P21"><text:s/>* <text:span text:style-name="T1">@param</text:span> boolean $useIncludePath = (optional) true = search include path for file,</text:p>
      <text:p text:style-name="P21"><text:s/>* <text:s text:c="44"/>false = don't</text:p>
      <text:p text:style-name="P19"><text:s/>* <text:span text:style-name="T1">@param</text:span> resource $context = (optional) stream context</text:p>
      <text:p text:style-name="P19"><text:s/>* <text:span text:style-name="T1">@throws</text:span> FileIO\Exception</text:p>
      <text:p text:style-name="P19"><text:s/>*/</text:p>
      <text:p text:style-name="P19">public function __construct($adapterName, $fileName, </text:p>
      <text:p text:style-name="P19"><text:tab/><text:tab/><text:tab/><text:tab/><text:tab/><text:tab/> <text:s text:c="2"/>$mode='r', </text:p>
      <text:p text:style-name="P19"><text:tab/><text:tab/><text:tab/><text:tab/><text:tab/><text:tab/> <text:s text:c="2"/>$useIncludePath=false, </text:p>
      <text:p text:style-name="P19"><text:tab/><text:tab/><text:tab/><text:tab/><text:tab/><text:tab/> <text:s text:c="2"/>$context=null)</text:p>
      <text:p text:style-name="P19">{</text:p>
      <text:p text:style-name="P19"><text:tab/>$this-&gt;fileIO = FileIO\Factory::instantiateClass($adapterName, $fileName, </text:p>
      <text:p text:style-name="P19"><text:tab/><text:tab/><text:tab/><text:tab/><text:tab/><text:tab/><text:tab/><text:tab/><text:tab/><text:tab/> <text:s text:c="3"/>$mode, </text:p>
      <text:p text:style-name="P19"><text:tab/><text:tab/><text:tab/><text:tab/><text:tab/><text:tab/><text:tab/><text:tab/><text:tab/><text:tab/> <text:s text:c="3"/>$useIncludePath, </text:p>
      <text:p text:style-name="P19"><text:tab/><text:tab/><text:tab/><text:tab/><text:tab/><text:tab/><text:tab/><text:tab/><text:tab/><text:tab/> <text:s text:c="3"/>$context);</text:p>
      <text:p text:style-name="P19">}</text:p>
      <text:p text:style-name="Method_20_Body"/>
      <text:p text:style-name="Method_20_Body">The class constructor expects a two, mandatory parameters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Parameter</text:p>
          </table:table-cell>
          <table:table-cell table:style-name="Table12.B1" office:value-type="string">
            <text:p text:style-name="P8">Description</text:p>
          </table:table-cell>
        </table:table-row>
        <table:table-row>
          <table:table-cell table:style-name="Table12.A2" office:value-type="string">
            <text:p text:style-name="P10">$adapterName</text:p>
          </table:table-cell>
          <table:table-cell table:style-name="Table12.B2" office:value-type="string">
            <text:p text:style-name="Method_20_Table_20_Description">The name of the FileIO adapter to use.</text:p>
          </table:table-cell>
        </table:table-row>
        <table:table-row>
          <table:table-cell table:style-name="Table12.A2" office:value-type="string">
            <text:p text:style-name="P10">$fileName</text:p>
          </table:table-cell>
          <table:table-cell table:style-name="Table12.B2" office:value-type="string">
            <text:p text:style-name="Method_20_Table_20_Description">The name of the file to associate with this instance.</text:p>
          </table:table-cell>
        </table:table-row>
      </table:table>
      <text:p text:style-name="Method_20_Body"/>
      <text:p text:style-name="Method_20_Body">and three, optional parameters:<text:lin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Parameter</text:p>
          </table:table-cell>
          <table:table-cell table:style-name="Table6.B1" office:value-type="string">
            <text:p text:style-name="P8">Description</text:p>
          </table:table-cell>
        </table:table-row>
        <table:table-row>
          <table:table-cell table:style-name="Table6.A2" office:value-type="string">
            <text:p text:style-name="P10">$mode</text:p>
          </table:table-cell>
          <table:table-cell table:style-name="Table6.B2" office:value-type="string">
            <text:p text:style-name="Method_20_Table_20_Description">The file open mode.</text:p>
          </table:table-cell>
        </table:table-row>
        <table:table-row>
          <table:table-cell table:style-name="Table6.A2" office:value-type="string">
            <text:p text:style-name="P10">$useIncludePath</text:p>
          </table:table-cell>
          <table:table-cell table:style-name="Table6.B2" office:value-type="string">
            <text:p text:style-name="Method_20_Table_20_Description">True to also search the include path for the file.</text:p>
          </table:table-cell>
        </table:table-row>
        <table:table-row>
          <table:table-cell table:style-name="Table6.A2" office:value-type="string">
            <text:p text:style-name="P10">$context</text:p>
          </table:table-cell>
          <table:table-cell table:style-name="Table6.B2" office:value-type="string">
            <text:p text:style-name="Method_20_Table_20_Description">Stream context.</text:p>
          </table:table-cell>
        </table:table-row>
      </table:table>
      <text:p text:style-name="P7"/>
      <text:p text:style-name="P7">The parameters are passed to the <text:span text:style-name="Class_20_Variables">instantiateClass</text:span> of the <text:span text:style-name="Class_20_Variables">FileIO\Factory</text:span> and the returned class instance object is assigned to the <text:span text:style-name="Class_20_Variables">$fileIO</text:span> class variable.</text:p>
      <text:p text:style-name="P7"/>
      <text:p text:style-name="P7">If an error is detected, a <text:span text:style-name="Class_20_Variables">FileIO\Exception</text:span> or a <text:span text:style-name="Class_20_Variables">Factory\Exception</text:span> is thrown, depending upon where the error is detected.</text:p>
      <text:p text:style-name="P7"/>
      <text:p text:style-name="P7"/>
      <text:h text:style-name="P33" text:outline-level="5"><text:bookmark-start text:name="__destruct"/>__destruct<text:bookmark-end text:name="__destruct"/></text:h>
      <text:p text:style-name="P7"/>
      <text:p text:style-name="P7">Class destructor.</text:p>
      <text:p text:style-name="P7"/>
      <text:p text:style-name="P19">/**</text:p>
      <text:p text:style-name="P19"><text:s/>* __destruct</text:p>
      <text:p text:style-name="P19"><text:s/>*</text:p>
      <text:p text:style-name="P19"><text:s/>* class destructor</text:p>
      <text:p text:style-name="P19"><text:s/>* <text:span text:style-name="T1">@return</text:span> null</text:p>
      <text:p text:style-name="P19"><text:s/>*/</text:p>
      <text:p text:style-name="P19">public function __destruct()</text:p>
      <text:p text:style-name="P19">{</text:p>
      <text:p text:style-name="P19"><text:tab/>if ($this-&gt;fileIO)</text:p>
      <text:p text:style-name="P19"><text:s text:c="4"/><text:tab/>{</text:p>
      <text:p text:style-name="P19"><text:s text:c="4"/><text:tab/><text:tab/>unset($this-&gt;fileIO);</text:p>
      <text:p text:style-name="P19"><text:s text:c="4"/><text:tab/>}</text:p>
      <text:p text:style-name="P19">}</text:p>
      <text:p text:style-name="P7"/>
      <text:p text:style-name="P7">If the <text:span text:style-name="Class_20_Variables">$fileIO</text:span> class variable is set, it is deleted using the PHP <text:span text:style-name="T1">unset</text:span> function.</text:p>
      <text:p text:style-name="P7"/>
      <text:p text:style-name="P7"/>
      <text:h text:style-name="P30" text:outline-level="5"><text:bookmark-start text:name="fgetc"/>fgetc<text:bookmark-end text:name="fgetc"/></text:h>
      <text:p text:style-name="P7"/>
      <text:p text:style-name="P7">Get the next character from the file.</text:p>
      <text:p text:style-name="P7"/>
      <text:p text:style-name="P19">/**</text:p>
      <text:p text:style-name="P19"><text:s/>* fgetc</text:p>
      <text:p text:style-name="P19"><text:s/>*</text:p>
      <text:p text:style-name="P19"><text:s/>* get the next character from the file</text:p>
      <text:p text:style-name="P19"><text:s/>* <text:span text:style-name="T1">@return</text:span> string $character</text:p>
      <text:p text:style-name="P19"><text:s/>*/</text:p>
      <text:p text:style-name="P19">public function fgetc()</text:p>
      <text:p text:style-name="P19">{</text:p>
      <text:p text:style-name="Method_20_Code_20_Listing"><text:span text:style-name="T7"><text:tab/></text:span><text:span text:style-name="T8">return $this-&gt;fileIO-&gt;fgetc();</text:span></text:p>
      <text:p text:style-name="P19">}</text:p>
      <text:p text:style-name="P7"/>
      <text:p text:style-name="P7">The <text:span text:style-name="T1">fgetc</text:span> method of the <text:span text:style-name="Class_20_Variables">$fileIO</text:span> class variable is called and the character result is returned.</text:p>
      <text:p text:style-name="P7"/>
      <text:p text:style-name="P7"/>
      <text:h text:style-name="P30" text:outline-level="5"><text:bookmark-start text:name="fgets"/>fgets<text:bookmark-end text:name="fgets"/></text:h>
      <text:p text:style-name="P7"/>
      <text:p text:style-name="P7">Get the next line from the file.</text:p>
      <text:p text:style-name="P7"/>
      <text:p text:style-name="P19">/**</text:p>
      <text:p text:style-name="P19"><text:s/>* fgets</text:p>
      <text:p text:style-name="P19"><text:s/>*</text:p>
      <text:p text:style-name="P19"><text:s/>* get the next line from the file</text:p>
      <text:p text:style-name="P21"><text:s/>* <text:span text:style-name="T1">@return</text:span> string $buffer = next line from file, </text:p>
      <text:p text:style-name="P21"><text:s/>*<text:tab/><text:tab/><text:tab/><text:tab/> <text:s/>false if at End-Of-File when the method was called.</text:p>
      <text:p text:style-name="P19"><text:s/>*/</text:p>
      <text:p text:style-name="P19">public function fgets()</text:p>
      <text:p text:style-name="P19">{</text:p>
      <text:p text:style-name="Method_20_Code_20_Listing"><text:span text:style-name="T7"><text:tab/></text:span><text:span text:style-name="T8">return $this-&gt;fileIO-&gt;fgets();</text:span></text:p>
      <text:p text:style-name="P19">}</text:p>
      <text:p text:style-name="P7"/>
      <text:p text:style-name="P7">The <text:span text:style-name="Class_20_Variables">fgets</text:span> method of the <text:span text:style-name="Class_20_Variables">$fileIO</text:span> class variable is called and the string result is returned.</text:p>
      <text:p text:style-name="P7"/>
      <text:p text:style-name="P7"/>
      <text:h text:style-name="P30" text:outline-level="5"><text:bookmark-start text:name="fgetss"/>fgetss<text:bookmark-end text:name="fgetss"/></text:h>
      <text:p text:style-name="P7"/>
      <text:p text:style-name="P7">Returns the next line from the file after stripping any HTML tags present.</text:p>
      <text:p text:style-name="P7"/>
      <text:p text:style-name="P19">/**</text:p>
      <text:p text:style-name="P19"><text:s/>* fgetss</text:p>
      <text:p text:style-name="P19"><text:s/>*</text:p>
      <text:p text:style-name="P19"><text:s/>* get the next line from the file</text:p>
      <text:p text:style-name="P19"><text:s/>* <text:span text:style-name="T1">@param</text:span> string $allowable = (optional) list of allowable tags (won't be stripped)</text:p>
      <text:p text:style-name="P19"><text:s/>* <text:span text:style-name="T1">@return</text:span> string $buffer</text:p>
      <text:p text:style-name="P19"><text:s/>* <text:span text:style-name="T1">@throws</text:span> \Library\FileIO\Exception</text:p>
      <text:p text:style-name="P19"><text:s/>*/</text:p>
      <text:p text:style-name="P19">public function fgetss($allowable=null)</text:p>
      <text:p text:style-name="P19">{</text:p>
      <text:p text:style-name="P19"><text:tab/>return $this-&gt;fileIO-&gt;fgetss($allowable);</text:p>
      <text:p text:style-name="P19">}</text:p>
      <text:p text:style-name="P7"/>
      <text:p text:style-name="Method_20_Body">The fgetss class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arameter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10">$allowable</text:p>
          </table:table-cell>
          <table:table-cell table:style-name="Table4.B2" office:value-type="string">
            <text:p text:style-name="Method_20_Table_20_Description">A list of allowable tags which will not be stripped.</text:p>
          </table:table-cell>
        </table:table-row>
      </table:table>
      <text:p text:style-name="P7"/>
      <text:p text:style-name="P7">The <text:span text:style-name="Class_20_Variables">fgetss</text:span> method of the <text:span text:style-name="Class_20_Variables">$fileIO</text:span> class variable is passed the parameter, and the string result is returned.</text:p>
      <text:p text:style-name="P7"/>
      <text:p text:style-name="P7">If an error is detected, a <text:span text:style-name="Class_20_Variables">FileIO\Exception</text:span> is thrown.</text:p>
      <text:p text:style-name="P7"/>
      <text:p text:style-name="P7"/>
      <text:h text:style-name="P30" text:outline-level="5"><text:bookmark-start text:name="fgetcsv"/>fgetcsv<text:bookmark-end text:name="fgetcsv"/></text:h>
      <text:p text:style-name="P7"/>
      <text:p text:style-name="P4">Returns the next line from the CSV file as an indexed array of fields (index) and values.</text:p>
      <text:p text:style-name="P4"/>
      <text:p text:style-name="P19">/**</text:p>
      <text:p text:style-name="P19"><text:s/>* fgetcsv</text:p>
      <text:p text:style-name="P19"><text:s/>*</text:p>
      <text:p text:style-name="P21"><text:s/>* get the next line from the csv file as an indexed array </text:p>
      <text:p text:style-name="P21"><text:s/>* <text:span text:style-name="T1">@return</text:span> array $buffer</text:p>
      <text:p text:style-name="P19"><text:s/>* <text:span text:style-name="T1">@throws</text:span> \Library\FileIO\Exception</text:p>
      <text:p text:style-name="P19"><text:s/>*/</text:p>
      <text:p text:style-name="P19">public function fgetcsv()</text:p>
      <text:p text:style-name="P19">{</text:p>
      <text:p text:style-name="P19"><text:tab/>return $this-&gt;fileIO-&gt;fgetcsv();</text:p>
      <text:p text:style-name="P19">}</text:p>
      <text:p text:style-name="P4"/>
      <text:p text:style-name="P4">Returns the array from calling the <text:span text:style-name="Class_20_Variables">fgetcsv</text:span> method of the <text:span text:style-name="Class_20_Variables">$fileIO</text:span> class variable.</text:p>
      <text:p text:style-name="P7"/>
      <text:p text:style-name="P7">If an error is detected, a <text:span text:style-name="Class_20_Variables">FileIO\Exception</text:span> is thrown.</text:p>
      <text:p text:style-name="P4"/>
      <text:p text:style-name="P4"/>
      <text:h text:style-name="P30" text:outline-level="5"><text:bookmark-start text:name="fscanf"/>fscanf<text:bookmark-end text:name="fscanf"/></text:h>
      <text:p text:style-name="P4"/>
      <text:p text:style-name="P4">Parses input from a file according to a format and returns the result.</text:p>
      <text:p text:style-name="P4"/>
      <text:p text:style-name="P19">/**</text:p>
      <text:p text:style-name="P19"><text:s/>* fscanf</text:p>
      <text:p text:style-name="P19"><text:s/>*</text:p>
      <text:p text:style-name="P19"><text:s/>* Parses input from a file according to a format.</text:p>
      <text:p text:style-name="P19"><text:s/>* <text:span text:style-name="T1">@param</text:span> string $format = The specified format</text:p>
      <text:p text:style-name="P21"><text:s/>* <text:span text:style-name="T1">@param</text:span> mixed $args = (optional) list of arguments, passed by reference,</text:p>
      <text:p text:style-name="P21"><text:s/>* <text:s text:c="32"/>to receive the parsed values</text:p>
      <text:p text:style-name="P21"><text:s/>* <text:span text:style-name="T1">@return</text:span> array $parsed = array of parsed fields if $args is not provided, </text:p>
      <text:p text:style-name="P21"><text:s/>* <text:s text:c="24"/>else the number of fields assigned</text:p>
      <text:p text:style-name="P19"><text:s/>* <text:span text:style-name="T1">@throws</text:span> \Library\FileIO\Exception</text:p>
      <text:p text:style-name="P19"><text:s/>*/</text:p>
      <text:p text:style-name="P19">public function fscanf($format)</text:p>
      <text:p text:style-name="P19">{</text:p>
      <text:p text:style-name="P19"><text:tab/>if (func_num_args() == 1)</text:p>
      <text:p text:style-name="P19"><text:tab/>{</text:p>
      <text:p text:style-name="P19"><text:tab/><text:tab/>return $this-&gt;fileIO-&gt;fscanf($format);</text:p>
      <text:p text:style-name="P19"><text:tab/>}</text:p>
      <text:p text:style-name="P19"/>
      <text:p text:style-name="P19"><text:tab/>$arguments = func_get_args();</text:p>
      <text:p text:style-name="P19"><text:tab/>array_shift($arguments);</text:p>
      <text:p text:style-name="P19"/>
      <text:p text:style-name="P19"><text:tab/>$variables = array();</text:p>
      <text:p text:style-name="P19"><text:tab/>foreach($arguments as $argument)</text:p>
      <text:p text:style-name="P19"><text:tab/>{</text:p>
      <text:p text:style-name="P19"><text:tab/><text:tab/>$variables[] = &amp;$argument;</text:p>
      <text:p text:style-name="P19"><text:tab/>}</text:p>
      <text:p text:style-name="P19"/>
      <text:p text:style-name="P19"><text:tab/>array_unshift($variables, $format);</text:p>
      <text:p text:style-name="P17"/>
      <text:p text:style-name="P19"><text:tab/>$method = new \ReflectionMethod($this-&gt;fileIO, 'fscanf');</text:p>
      <text:p text:style-name="P19"/>
      <text:p text:style-name="P19"><text:tab/>return $method-&gt;invokeArgs($this-&gt;fileIO, $arguments);</text:p>
      <text:p text:style-name="Method_20_Code_20_Listing">}</text:p>
      <text:p text:style-name="P4"/>
      <text:p text:style-name="Method_20_Body">The <text:span text:style-name="Class_20_Variables">fscanf</text:span> class expects a single, mandatory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Parameter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10">$format</text:p>
          </table:table-cell>
          <table:table-cell table:style-name="Table5.B2" office:value-type="string">
            <text:p text:style-name="P18">A format string, as described in the PHP <text:span text:style-name="T1">sprintf</text:span> documentation.</text:p>
          </table:table-cell>
        </table:table-row>
      </table:table>
      <text:p text:style-name="P7"/>
      <text:p text:style-name="P7">and multiple optional parameters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8">Parameter</text:p>
          </table:table-cell>
          <table:table-cell table:style-name="Table7.B1" office:value-type="string">
            <text:p text:style-name="P8">Description</text:p>
          </table:table-cell>
        </table:table-row>
        <table:table-row>
          <table:table-cell table:style-name="Table7.A2" office:value-type="string">
            <text:p text:style-name="P10">$arguments</text:p>
          </table:table-cell>
          <table:table-cell table:style-name="Table7.B2" office:value-type="string">
            <text:p text:style-name="P18">A list of arguments, passed-by-reference, to receive the converted fields.</text:p>
          </table:table-cell>
        </table:table-row>
      </table:table>
      <text:p text:style-name="P7"/>
      <text:p text:style-name="Method_20_Body">If the number of additional <text:span text:style-name="Class_20_Variables">$arguments</text:span> parameters is 0, the <text:span text:style-name="Class_20_Variables">$format</text:span> parameter is passed to the <text:span text:style-name="Class_20_Variables">fscanf</text:span> method of the <text:span text:style-name="Class_20_Variables">$fileIO</text:span> instance and the result is returned.</text:p>
      <text:p text:style-name="Method_20_Body"/>
      <text:p text:style-name="Method_20_Body">The <text:span text:style-name="Class_20_Variables">$arguments</text:span> parameter array is assigned the array values returned by the PHP <text:span text:style-name="T1">func_get_args</text:span> function, and the bottom item, which is the <text:span text:style-name="Class_20_Variables">$format</text:span> item, is shifted <text:soft-page-break/>off.</text:p>
      <text:p text:style-name="Method_20_Body"/>
      <text:p text:style-name="Method_20_Body">The <text:span text:style-name="Class_20_Variables">$variables</text:span> method variable array is set to an empty array.</text:p>
      <text:p text:style-name="Method_20_Body"/>
      <text:p text:style-name="Method_20_Body">The <text:span text:style-name="Class_20_Variables">$arguments</text:span> parameter array is iterated,</text:p>
      <text:p text:style-name="Method_20_Body"/>
      <text:p text:style-name="P24">each item of the <text:span text:style-name="Class_20_Variables">$arguments</text:span> parameter array is assigned in turn to the <text:span text:style-name="Class_20_Variables">$argument</text:span> method variable;</text:p>
      <text:p text:style-name="P24"/>
      <text:p text:style-name="P24">a reference to the <text:span text:style-name="Class_20_Variables">$argument</text:span> method variable is assigned to the <text:span text:style-name="Class_20_Variables">$variables</text:span> method variable array.</text:p>
      <text:p text:style-name="Method_20_Body"><text:s/></text:p>
      <text:p text:style-name="Method_20_Body">The <text:span text:style-name="Class_20_Variables">$format</text:span> parameter is inserted at the start of the<text:span text:style-name="Class_20_Variables"> $variables</text:span> method variable array using the PHP <text:span text:style-name="Class_20_Variables">array_unshift</text:span> function.</text:p>
      <text:p text:style-name="Method_20_Body"/>
      <text:p text:style-name="Method_20_Body">A new PHP <text:span text:style-name="T1">ReflectionMethod</text:span> class instance is created for the <text:span text:style-name="Class_20_Variables">$fileIO</text:span> class instance and the <text:span text:style-name="Class_20_Variables">fscanf</text:span> method. <text:s/>The new instance is assigned to the <text:span text:style-name="Class_20_Variables">$method</text:span> method variable.</text:p>
      <text:p text:style-name="Method_20_Body"/>
      <text:p text:style-name="Method_20_Body">The <text:span text:style-name="Class_20_Variables">$format</text:span> parameter and <text:span text:style-name="Class_20_Variables">$variables</text:span> method variable array are passed to the <text:span text:style-name="Class_20_Variables">invokeArgs</text:span> method of the <text:span text:style-name="Class_20_Variables">$method</text:span> instance, which pass the arguments to the <text:span text:style-name="Class_20_Variables">fscanf</text:span> method of the <text:span text:style-name="Class_20_Variables">$fileIO</text:span> class instance, and the result is returned.</text:p>
      <text:p text:style-name="P7"/>
      <text:p text:style-name="P7">If an error is detected, a <text:span text:style-name="Class_20_Variables">FileIO\Exception</text:span> is thrown.</text:p>
      <text:p text:style-name="P6"/>
      <text:h text:style-name="P30" text:outline-level="5"><text:bookmark-start text:name="fputcsv"/>fputcsv<text:bookmark-end text:name="fputcsv"/></text:h>
      <text:p text:style-name="P7"/>
      <text:p text:style-name="P7">Format an array of fields as a <text:span text:style-name="T1">CSV</text:span> text entry and write to the file.</text:p>
      <text:p text:style-name="P7"/>
      <text:p text:style-name="P19">/**</text:p>
      <text:p text:style-name="P19"><text:s/>* fputcsv</text:p>
      <text:p text:style-name="P19"><text:s/>*</text:p>
      <text:p text:style-name="P19"><text:s/>* Format line as CSV and write to file pointer</text:p>
      <text:p text:style-name="P19"><text:s/>* <text:span text:style-name="T1">@param</text:span> array $fields = array of field name/value pairs to store</text:p>
      <text:p text:style-name="P19"><text:s/>* <text:span text:style-name="T1">@param</text:span> string $delimiter = (optional) csv delimiter, default = null</text:p>
      <text:p text:style-name="P19"><text:s/>* <text:span text:style-name="T1">@param</text:span> string $enclosure = (optional) csv enclosure, default = null</text:p>
      <text:p text:style-name="P19"><text:s/>* <text:span text:style-name="T1">@return</text:span> integer|boolean $result = the length of the written string or FALSE on failure.</text:p>
      <text:p text:style-name="P19"><text:s/>*/</text:p>
      <text:p text:style-name="P19">public function fputcsv($fields, $delimiter=null, $enclosure=null)</text:p>
      <text:p text:style-name="P19">{</text:p>
      <text:p text:style-name="P19"><text:tab/>return $this-&gt;fileIO-&gt;fputcsv($fields, $delimiter, $enclosure);</text:p>
      <text:p text:style-name="P19">}</text:p>
      <text:p text:style-name="P7"/>
      <text:p text:style-name="Method_20_Body">The <text:span text:style-name="Class_20_Variables">fputcsv</text:span> class expects a single, mandatory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Parameter</text:p>
          </table:table-cell>
          <table:table-cell table:style-name="Table8.B1" office:value-type="string">
            <text:p text:style-name="P8">Description</text:p>
          </table:table-cell>
        </table:table-row>
        <table:table-row>
          <table:table-cell table:style-name="Table8.A2" office:value-type="string">
            <text:p text:style-name="P10">$fields</text:p>
          </table:table-cell>
          <table:table-cell table:style-name="Table8.B2" office:value-type="string">
            <text:p text:style-name="P18">An array of field name/value pairs to store.</text:p>
          </table:table-cell>
        </table:table-row>
      </table:table>
      <text:p text:style-name="P7"/>
      <text:p text:style-name="P7">and two optional parameters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Parameter</text:p>
          </table:table-cell>
          <table:table-cell table:style-name="Table9.B1" office:value-type="string">
            <text:p text:style-name="P8">Description</text:p>
          </table:table-cell>
        </table:table-row>
        <table:table-row>
          <table:table-cell table:style-name="Table9.A2" office:value-type="string">
            <text:p text:style-name="P10">$delimiter</text:p>
          </table:table-cell>
          <table:table-cell table:style-name="Table9.B2" office:value-type="string">
            <text:p text:style-name="P18">CSV delimiter character(s).</text:p>
          </table:table-cell>
        </table:table-row>
        <table:table-row>
          <table:table-cell table:style-name="Table9.A2" office:value-type="string">
            <text:p text:style-name="P10">$enclosure</text:p>
          </table:table-cell>
          <table:table-cell table:style-name="Table9.B2" office:value-type="string">
            <text:p text:style-name="P18">CSV enclosure character(s).</text:p>
          </table:table-cell>
        </table:table-row>
      </table:table>
      <text:p text:style-name="P7"/>
      <text:p text:style-name="P7">The parameters are passed to the <text:span text:style-name="Class_20_Variables">fputcsv</text:span> method of the <text:span text:style-name="Class_20_Variables">$fileIO</text:span> class variable, and the result array is returned.</text:p>
      <text:p text:style-name="P7"/>
      <text:p text:style-name="P7">If an error is detected, a <text:span text:style-name="Class_20_Variables">FileIO\Exception</text:span> is thrown.</text:p>
      <text:p text:style-name="P6"/>
      <text:p text:style-name="P7"/>
      <text:h text:style-name="P30" text:outline-level="5"><text:bookmark-start text:name="fwrite"/>fwrite<text:bookmark-end text:name="fwrite"/></text:h>
      <text:p text:style-name="P7"/>
      <text:p text:style-name="P7">Write the next line to the file.</text:p>
      <text:p text:style-name="P7"/>
      <text:p text:style-name="P19">/**</text:p>
      <text:p text:style-name="P19"><text:s/>* fwrite</text:p>
      <text:p text:style-name="P19"><text:s/>*</text:p>
      <text:p text:style-name="P19"><text:s/>* write the next line to the file</text:p>
      <text:p text:style-name="P19"><text:s/>* <text:span text:style-name="T1">@param</text:span> string $buffer = buffer to write</text:p>
      <text:p text:style-name="P19"><text:s/>* <text:span text:style-name="T1">@param</text:span> integer $length = (optional) length to write, null for the complete buffer</text:p>
      <text:p text:style-name="P19"><text:s/>* <text:span text:style-name="T1">@return</text:span> integer $bytes|null = bytes written, null on error</text:p>
      <text:p text:style-name="P19"><text:s/>*/</text:p>
      <text:p text:style-name="P19">public function fwrite($buffer, $length=null)</text:p>
      <text:p text:style-name="P19">{</text:p>
      <text:p text:style-name="P19"><text:tab/>return $this-&gt;fileIO-&gt;fwrite($buffer, $length);</text:p>
      <text:p text:style-name="P19">}</text:p>
      <text:p text:style-name="P7"/>
      <text:p text:style-name="Method_20_Body">The <text:span text:style-name="Class_20_Variables">fwrite</text:span> class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Parameter</text:p>
          </table:table-cell>
          <table:table-cell table:style-name="Table10.B1" office:value-type="string">
            <text:p text:style-name="P8">Description</text:p>
          </table:table-cell>
        </table:table-row>
        <table:table-row>
          <table:table-cell table:style-name="Table10.A2" office:value-type="string">
            <text:p text:style-name="P10">$buffer</text:p>
          </table:table-cell>
          <table:table-cell table:style-name="Table10.B2" office:value-type="string">
            <text:p text:style-name="P18">A string containing the data to write.</text:p>
          </table:table-cell>
        </table:table-row>
      </table:table>
      <text:p text:style-name="P7"/>
      <text:p text:style-name="P7">and a single, optional parameters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Parameter</text:p>
          </table:table-cell>
          <table:table-cell table:style-name="Table11.B1" office:value-type="string">
            <text:p text:style-name="P8">Description</text:p>
          </table:table-cell>
        </table:table-row>
        <table:table-row>
          <table:table-cell table:style-name="Table11.A2" office:value-type="string">
            <text:p text:style-name="P10">$length</text:p>
          </table:table-cell>
          <table:table-cell table:style-name="Table11.B2" office:value-type="string">
            <text:p text:style-name="P18">Length of the buffer to write, null to write the complete buffer.</text:p>
          </table:table-cell>
        </table:table-row>
      </table:table>
      <text:p text:style-name="P7"/>
      <text:p text:style-name="P7">The parameters are passed to the <text:span text:style-name="Class_20_Variables">fwrite</text:span> method of the <text:span text:style-name="Class_20_Variables">$fileIO</text:span> class variable and an integer value containing the number of bytes written is returned.</text:p>
      <text:p text:style-name="P7"/>
      <text:p text:style-name="P7"/>
      <text:h text:style-name="P30" text:outline-level="5"><text:bookmark-start text:name="fseek"/>fseek<text:bookmark-end text:name="fseek"/></text:h>
      <text:p text:style-name="P7"/>
      <text:p text:style-name="P7">Seek to the requested record.</text:p>
      <text:p text:style-name="P7"/>
      <text:p text:style-name="P19">/**</text:p>
      <text:p text:style-name="P19"><text:s/>* fseek</text:p>
      <text:p text:style-name="P19"><text:s/>*</text:p>
      <text:p text:style-name="P19"><text:s/>* seek to the requested record</text:p>
      <text:p text:style-name="P19"><text:s/>* <text:span text:style-name="T1">@param</text:span> integer $position = final position relative to $whence</text:p>
      <text:p text:style-name="P19"><text:s/>* <text:span text:style-name="T1">@param</text:span> integer $whence = SEEK_SET, SEEK_CUR or SEEK_END</text:p>
      <text:p text:style-name="P19"><text:s/>* <text:span text:style-name="T1">@return</text:span> integer $result = 0 if successful, -1 if failed</text:p>
      <text:p text:style-name="P19"><text:s/>*/</text:p>
      <text:p text:style-name="P19">public function fseek($position, $whence='SEEK_SET')</text:p>
      <text:p text:style-name="P19">{</text:p>
      <text:p text:style-name="P20"><text:tab/>return $this-&gt;fileIO-&gt;fseek($position, $whence);</text:p>
      <text:p text:style-name="P19">}</text:p>
      <text:p text:style-name="P7"/>
      <text:p text:style-name="Method_20_Body">The <text:span text:style-name="Class_20_Variables">fseek</text:span> class expects a single, mandatory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Parameter</text:p>
          </table:table-cell>
          <table:table-cell table:style-name="Table13.B1" office:value-type="string">
            <text:p text:style-name="P8">Description</text:p>
          </table:table-cell>
        </table:table-row>
        <table:table-row>
          <table:table-cell table:style-name="Table13.A2" office:value-type="string">
            <text:p text:style-name="P10">$position</text:p>
          </table:table-cell>
          <table:table-cell table:style-name="Table13.B2" office:value-type="string">
            <text:p text:style-name="P18">Final position, relative to the $whence parameter.</text:p>
          </table:table-cell>
        </table:table-row>
      </table:table>
      <text:p text:style-name="P7"/>
      <text:p text:style-name="P7">and a single, optional parameters:</text:p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Parameter</text:p>
          </table:table-cell>
          <table:table-cell table:style-name="Table14.B1" office:value-type="string">
            <text:p text:style-name="P8">Description</text:p>
          </table:table-cell>
        </table:table-row>
        <table:table-row>
          <table:table-cell table:style-name="Table14.A2" office:value-type="string">
            <text:p text:style-name="P10">$whence</text:p>
          </table:table-cell>
          <table:table-cell table:style-name="Table14.B2" office:value-type="string">
            <text:p text:style-name="P18">Type of seek to perform (<text:span text:style-name="Class_20_Variables"><text:span text:style-name="T11">SEEK_SET</text:span></text:span>, <text:span text:style-name="Class_20_Variables">SEEK_CUR</text:span>, <text:span text:style-name="Class_20_Variables">SEEK_END</text:span>).</text:p>
          </table:table-cell>
        </table:table-row>
      </table:table>
      <text:p text:style-name="P7"/>
      <text:p text:style-name="P7">The parameters are passed to the <text:span text:style-name="Class_20_Variables">fseek</text:span> method of the <text:span text:style-name="Class_20_Variables">$fileIO</text:span> class variable and an integer value containing the result status is returne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4"/>
      <text:p text:style-name="P4"/>
      <text:p text:style-name="P4"/>
      <text:h text:style-name="P30" text:outline-level="5"><text:bookmark-start text:name="fflush"/>fflush<text:bookmark-end text:name="fflush"/></text:h>
      <text:p text:style-name="P4"/>
      <text:p text:style-name="P4">Flush all pending output to the file.</text:p>
      <text:p text:style-name="P4"/>
      <text:p text:style-name="P19">/**</text:p>
      <text:p text:style-name="P19"><text:s/>* fflush</text:p>
      <text:p text:style-name="P19"><text:s/>*</text:p>
      <text:p text:style-name="P19"><text:s/>* Flush all buffered output to the output buffer</text:p>
      <text:p text:style-name="P19"><text:s/>* <text:span text:style-name="T1">@return</text:span> boolean $result = true successful, otherwise false</text:p>
      <text:p text:style-name="P19"><text:s/>*/</text:p>
      <text:p text:style-name="P19">public function fflush()</text:p>
      <text:p text:style-name="P19">{</text:p>
      <text:p text:style-name="P19"><text:tab/>return $this-&gt;fileIO-&gt;fflush();</text:p>
      <text:p text:style-name="P19">}</text:p>
      <text:p text:style-name="P4"/>
      <text:p text:style-name="P4"><text:span text:style-name="T2">The </text:span><text:span text:style-name="Class_20_Variables"><text:span text:style-name="T2">fflush</text:span></text:span><text:span text:style-name="T2"> method of the </text:span><text:span text:style-name="Class_20_Variables"><text:span text:style-name="T2">$fileIO</text:span></text:span><text:span text:style-name="T2"> class variable <text:s/>is called and a boolean value containing the result status is returned.</text:span></text:p>
      <text:p text:style-name="P6"/>
      <text:p text:style-name="P6"/>
      <text:h text:style-name="P30" text:outline-level="5"><text:bookmark-start text:name="ftruncate"/>ftruncate<text:bookmark-end text:name="ftruncate"/></text:h>
      <text:p text:style-name="P4"/>
      <text:p text:style-name="P4">Truncate the file to the specified size.</text:p>
      <text:p text:style-name="P4"/>
      <text:p text:style-name="P19">/**</text:p>
      <text:p text:style-name="P19"><text:s/>* ftruncate</text:p>
      <text:p text:style-name="P19"><text:s/>*</text:p>
      <text:p text:style-name="P19"><text:s/>* Truncate the file to the indicated size</text:p>
      <text:p text:style-name="P19"><text:s/>* <text:span text:style-name="T1">@return</text:span> boolean $result = true if successful, false if not</text:p>
      <text:p text:style-name="P19"><text:s/>*/</text:p>
      <text:p text:style-name="P19">public function ftruncate($size)</text:p>
      <text:p text:style-name="P19">{</text:p>
      <text:p text:style-name="Method_20_Code_20_Listing"><text:span text:style-name="T7"><text:tab/></text:span><text:span text:style-name="T8">return $this-&gt;fileIO-&gt;ftruncate($size);</text:span></text:p>
      <text:p text:style-name="P19">}</text:p>
      <text:p text:style-name="P4"/>
      <text:p text:style-name="Method_20_Body">The <text:span text:style-name="Class_20_Variables">ftruncate</text:span> class expects a single, mandatory parameter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>Parameter</text:p>
          </table:table-cell>
          <table:table-cell table:style-name="Table15.B1" office:value-type="string">
            <text:p text:style-name="P8">Description</text:p>
          </table:table-cell>
        </table:table-row>
        <table:table-row>
          <table:table-cell table:style-name="Table15.A2" office:value-type="string">
            <text:p text:style-name="P10">$size</text:p>
          </table:table-cell>
          <table:table-cell table:style-name="Table15.B2" office:value-type="string">
            <text:p text:style-name="P18">The size, in bytes, to truncate to.</text:p>
          </table:table-cell>
        </table:table-row>
      </table:table>
      <text:p text:style-name="P6"/>
      <text:p text:style-name="P7">The parameter is passed to the <text:span text:style-name="Class_20_Variables">ftruncate</text:span> method of the <text:span text:style-name="Class_20_Variables">$fileIO</text:span> class variable and a boolean value containing the result status is returned.</text:p>
      <text:p text:style-name="P6"/>
      <text:p text:style-name="P4"/>
      <text:h text:style-name="P30" text:outline-level="5"><text:bookmark-start text:name="flock"/>flock<text:bookmark-end text:name="flock"/></text:h>
      <text:p text:style-name="P4"/>
      <text:p text:style-name="P4">Attempt to lock the file.</text:p>
      <text:p text:style-name="P4"/>
      <text:p text:style-name="P19">/**</text:p>
      <text:p text:style-name="P19"><text:s/>* flock</text:p>
      <text:p text:style-name="P19"><text:s/>*</text:p>
      <text:p text:style-name="P19"><text:s/>* Attempt to lock the file</text:p>
      <text:p text:style-name="P19"><text:s/>* <text:span text:style-name="T1">@param</text:span> integer $operation = lock operation (LOCK_SH, LOCK_EX, LOCK_UN, or LOCK_NB)</text:p>
      <text:p text:style-name="P21"><text:s/>* <text:span text:style-name="T1">@param</text:span> integer $wouldBlock = (optional) true if the lock would block </text:p>
      <text:p text:style-name="P21"><text:s/>* <text:s text:c="29"/>(EWOULDBLOCK errno condition), default = false</text:p>
      <text:p text:style-name="P19"><text:s/>* <text:span text:style-name="T1">@return</text:span> boolean $result = true successful, otherwise false</text:p>
      <text:p text:style-name="P19"><text:s/>*/</text:p>
      <text:p text:style-name="P19">public function flock($operation, $wouldBlock=false)</text:p>
      <text:p text:style-name="P19">{</text:p>
      <text:p text:style-name="Method_20_Code_20_Listing"><text:span text:style-name="T7"><text:tab/></text:span><text:span text:style-name="T8">return $this-&gt;fileIO-&gt;flock($operation, $wouldBlock);</text:span></text:p>
      <text:p text:style-name="P19">}</text:p>
      <text:p text:style-name="P4"/>
      <text:p text:style-name="Method_20_Body">The <text:span text:style-name="Class_20_Variables">flock</text:span> class expects a single, mandatory parameter:</text:p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Parameter</text:p>
          </table:table-cell>
          <table:table-cell table:style-name="Table16.B1" office:value-type="string">
            <text:p text:style-name="P8">Description</text:p>
          </table:table-cell>
        </table:table-row>
        <table:table-row>
          <table:table-cell table:style-name="Table16.A2" office:value-type="string">
            <text:p text:style-name="P10">$operation</text:p>
          </table:table-cell>
          <table:table-cell table:style-name="Table16.B2" office:value-type="string">
            <text:p text:style-name="P18">Type of lock to perform.</text:p>
          </table:table-cell>
        </table:table-row>
      </table:table>
      <text:p text:style-name="P7"/>
      <text:p text:style-name="P7">and a single, optional parameters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Parameter</text:p>
          </table:table-cell>
          <table:table-cell table:style-name="Table17.B1" office:value-type="string">
            <text:p text:style-name="P8">Description</text:p>
          </table:table-cell>
        </table:table-row>
        <table:table-row>
          <table:table-cell table:style-name="Table17.A2" office:value-type="string">
            <text:p text:style-name="P10">$wouldBlock</text:p>
          </table:table-cell>
          <table:table-cell table:style-name="Table17.B2" office:value-type="string">
            <text:p text:style-name="P18">True if the lock would block, false if not.</text:p>
          </table:table-cell>
        </table:table-row>
      </table:table>
      <text:p text:style-name="P7"/>
      <text:p text:style-name="P7">The parameters are passed to the <text:span text:style-name="Class_20_Variables">flock</text:span> method of the <text:span text:style-name="Class_20_Variables">$fileIO</text:span> class variable and a boolean value containing the result status is returned.</text:p>
      <text:p text:style-name="P6"/>
      <text:p text:style-name="P4"/>
      <text:h text:style-name="P30" text:outline-level="5"><text:bookmark-start text:name="fstat"/>fstat<text:bookmark-end text:name="fstat"/></text:h>
      <text:p text:style-name="P4"/>
      <text:p text:style-name="P4">Return information about the file.</text:p>
      <text:p text:style-name="P4"/>
      <text:p text:style-name="P19">/**</text:p>
      <text:p text:style-name="P19"><text:s/>* fstat</text:p>
      <text:p text:style-name="P19"><text:s/>*</text:p>
      <text:p text:style-name="P19"><text:s/>* Gets information about the file</text:p>
      <text:p text:style-name="P19"><text:s/>* <text:span text:style-name="T1">@return</text:span> array $stat = array with the statistics of the file</text:p>
      <text:p text:style-name="P19"><text:s/>*/</text:p>
      <text:p text:style-name="P19">public function fstat()</text:p>
      <text:p text:style-name="P19">{</text:p>
      <text:p text:style-name="P19"><text:tab/>return $this-&gt;fileIO-&gt;fstat();</text:p>
      <text:p text:style-name="P19">}</text:p>
      <text:p text:style-name="P4"/>
      <text:p text:style-name="P4"><text:span text:style-name="T2">The </text:span><text:span text:style-name="Class_20_Variables"><text:span text:style-name="T2">fstat</text:span></text:span><text:span text:style-name="T2"> method of the </text:span><text:span text:style-name="Class_20_Variables"><text:span text:style-name="T2">$fileIO</text:span></text:span><text:span text:style-name="T2"> class variable is called and an array containing the file statistics is returned.</text:span></text:p>
      <text:p text:style-name="P6"/>
      <text:p text:style-name="P6"/>
      <text:h text:style-name="P30" text:outline-level="5"><text:bookmark-start text:name="ftell"/>ftell<text:bookmark-end text:name="ftell"/></text:h>
      <text:p text:style-name="P4"/>
      <text:p text:style-name="P4">Returns the current position of the file pointer.</text:p>
      <text:p text:style-name="P4"/>
      <text:p text:style-name="P19">/**</text:p>
      <text:p text:style-name="P19"><text:s/>* ftell</text:p>
      <text:p text:style-name="P19"><text:s/>*</text:p>
      <text:p text:style-name="P19"><text:s/>* Returns the position of the file pointer</text:p>
      <text:p text:style-name="P19"><text:s/>* <text:span text:style-name="T1">@return</text:span> integer $position</text:p>
      <text:p text:style-name="P19"><text:s/>*/</text:p>
      <text:p text:style-name="P19">public function ftell()</text:p>
      <text:p text:style-name="P19">{</text:p>
      <text:p text:style-name="P19"><text:tab/>return $this-&gt;fileIO-&gt;ftell();</text:p>
      <text:p text:style-name="P19">}</text:p>
      <text:p text:style-name="P4"/>
      <text:p text:style-name="P4"><text:span text:style-name="T2">The </text:span><text:span text:style-name="Class_20_Variables"><text:span text:style-name="T2">ftell</text:span></text:span><text:span text:style-name="T2"> method of the </text:span><text:span text:style-name="Class_20_Variables"><text:span text:style-name="T2">$fileIO</text:span></text:span><text:span text:style-name="T2"> class variable is called and an integer containing the position of the file pointer is returned.</text:span></text:p>
      <text:p text:style-name="P6"/>
      <text:p text:style-name="P4"/>
      <text:h text:style-name="P30" text:outline-level="5"><text:bookmark-start text:name="fpassthru"/>fpassthru<text:bookmark-end text:name="fpassthru"/></text:h>
      <text:p text:style-name="P4"/>
      <text:p text:style-name="Method_20_Body">Reads to EOF on the given file pointer from the current position and writes the results to the output buffer.</text:p>
      <text:p text:style-name="Method_20_Body"/>
      <text:p text:style-name="P19">/**</text:p>
      <text:p text:style-name="P19"><text:s/>* fpassthru</text:p>
      <text:p text:style-name="P19"><text:s/>*</text:p>
      <text:p text:style-name="P21"><text:s/>* Reads to EOF on the given file pointer from the current position and </text:p>
      <text:p text:style-name="P21"><text:s/>* <text:s text:c="2"/>writes the results to the output buffer</text:p>
      <text:p text:style-name="P19"><text:s/>* <text:span text:style-name="T1">@return</text:span> integer $bytes = number of bytes passed thru, false on error</text:p>
      <text:p text:style-name="P19"><text:s/>*/</text:p>
      <text:p text:style-name="P19">public function fpassthru()</text:p>
      <text:p text:style-name="P19">{</text:p>
      <text:p text:style-name="P19"><text:tab/>return $this-&gt;fileIO-&gt;fpassthru();</text:p>
      <text:p text:style-name="P19">}</text:p>
      <text:p text:style-name="Method_20_Body"/>
      <text:p text:style-name="P4"><text:span text:style-name="T2">The </text:span><text:span text:style-name="Class_20_Variables"><text:span text:style-name="T2">fpassthru</text:span></text:span><text:span text:style-name="T2"> method of the </text:span><text:span text:style-name="Class_20_Variables"><text:span text:style-name="T2">$fileIO</text:span></text:span><text:span text:style-name="T2"> class variable is called and an integer containing the number of bytes passed through is returned.</text:span></text:p>
      <text:p text:style-name="P6"/>
      <text:p text:style-name="P4"/>
      <text:h text:style-name="P30" text:outline-level="5"><text:bookmark-start text:name="eof"/>eof<text:bookmark-end text:name="eof"/></text:h>
      <text:p text:style-name="P4"/>
      <text:p text:style-name="P4">Returns the end-of-file status for the file.</text:p>
      <text:p text:style-name="P4"/>
      <text:p text:style-name="P19">/**</text:p>
      <text:p text:style-name="P19"><text:s/>* eof</text:p>
      <text:p text:style-name="P19"><text:s/>*</text:p>
      <text:p text:style-name="P19"><text:s/>* Return EOF status for the file</text:p>
      <text:p text:style-name="P21"><text:s/>* <text:span text:style-name="T1">@return</text:span> boolean $eof = true if the file is at (or beyond) eof </text:p>
      <text:p text:style-name="P21"><text:s/>*<text:tab/><text:tab/><text:tab/><text:tab/>or an error occurred, otherwise false</text:p>
      <text:p text:style-name="P19"><text:s/>*/</text:p>
      <text:p text:style-name="P19">public function eof()</text:p>
      <text:p text:style-name="P19">{</text:p>
      <text:p text:style-name="P19"><text:tab/>return $this-&gt;fileIO-&gt;eof();</text:p>
      <text:p text:style-name="P19">}</text:p>
      <text:p text:style-name="P4"/>
      <text:p text:style-name="P4"><text:span text:style-name="T2">The </text:span><text:span text:style-name="Class_20_Variables"><text:span text:style-name="T2">eof</text:span></text:span><text:span text:style-name="T2"> method of the </text:span><text:span text:style-name="Class_20_Variables"><text:span text:style-name="T2">$fileIO</text:span></text:span><text:span text:style-name="T2"> class variable is called and a boolean value indicating the eof status (true = end-of-file or error, false = not at end-of-file) is returned.</text:span></text:p>
      <text:p text:style-name="P6"/>
      <text:h text:style-name="P30" text:outline-level="5"><text:bookmark-start text:name="getFlags"/>getFlags<text:bookmark-end text:name="getFlags"/></text:h>
      <text:p text:style-name="P4"/>
      <text:p text:style-name="P4">Returns the current flags settings.</text:p>
      <text:p text:style-name="P4"/>
      <text:p text:style-name="P19">/**</text:p>
      <text:p text:style-name="P19"><text:s/>* getFlags</text:p>
      <text:p text:style-name="P19"><text:s/>*</text:p>
      <text:p text:style-name="P19"><text:s/>* Get current flag settings</text:p>
      <text:p text:style-name="P19"><text:s/>* <text:span text:style-name="T1">@return</text:span> integer $flags</text:p>
      <text:p text:style-name="P19"><text:s/>*/</text:p>
      <text:p text:style-name="P19">public function getFlags()</text:p>
      <text:p text:style-name="P19">{</text:p>
      <text:p text:style-name="P19"><text:tab/>return $this-&gt;fileIO-&gt;getFlags();</text:p>
      <text:p text:style-name="P19">}</text:p>
      <text:p text:style-name="P4"/>
      <text:p text:style-name="P4"><text:span text:style-name="T2">The </text:span><text:span text:style-name="Class_20_Variables"><text:span text:style-name="T2">getFlags</text:span></text:span><text:span text:style-name="T2"> method of the </text:span><text:span text:style-name="Class_20_Variables"><text:span text:style-name="T2">$fileIO</text:span></text:span><text:span text:style-name="T2"> class variable is called and an integer value containing the </text:span><text:span text:style-name="Class_20_Variables"><text:span text:style-name="T2">$fileIO</text:span></text:span><text:span text:style-name="T2"> class variable flags is returned.</text:span></text:p>
      <text:p text:style-name="P6"/>
      <text:p text:style-name="P4"/>
      <text:h text:style-name="P30" text:outline-level="5"><text:bookmark-start text:name="setFlags"/>setFlags<text:bookmark-end text:name="setFlags"/></text:h>
      <text:p text:style-name="P4"/>
      <text:p text:style-name="P4">Set the flags settings.</text:p>
      <text:p text:style-name="P4"/>
      <text:p text:style-name="P19">/**</text:p>
      <text:p text:style-name="P19"><text:s/>* setFlags</text:p>
      <text:p text:style-name="P19"><text:s/>*</text:p>
      <text:p text:style-name="P19"><text:s/>* Set current flag settings</text:p>
      <text:p text:style-name="P19"><text:s/>* <text:span text:style-name="T1">@param</text:span> integer $flags</text:p>
      <text:p text:style-name="P19"><text:s/>*/</text:p>
      <text:p text:style-name="P19">public function setFlags($flags)</text:p>
      <text:p text:style-name="P19">{</text:p>
      <text:p text:style-name="P19"><text:tab/>$this-&gt;fileIO-&gt;setFlags($flags);</text:p>
      <text:p text:style-name="P19">}</text:p>
      <text:p text:style-name="P4"/>
      <text:p text:style-name="Method_20_Body">The <text:span text:style-name="Class_20_Variables">setFlags</text:span> class expects a single, mandatory parameter:</text:p>
      <text:p text:style-name="Method_20_Body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8">Parameter</text:p>
          </table:table-cell>
          <table:table-cell table:style-name="Table18.B1" office:value-type="string">
            <text:p text:style-name="P8">Description</text:p>
          </table:table-cell>
        </table:table-row>
        <table:table-row>
          <table:table-cell table:style-name="Table18.A2" office:value-type="string">
            <text:p text:style-name="P10">$flags</text:p>
          </table:table-cell>
          <table:table-cell table:style-name="Table18.B2" office:value-type="string">
            <text:p text:style-name="P18">An integer containing the new flag settings.</text:p>
          </table:table-cell>
        </table:table-row>
      </table:table>
      <text:p text:style-name="P4"/>
      <text:p text:style-name="P4"><text:span text:style-name="T2">The </text:span><text:span text:style-name="Class_20_Variables"><text:span text:style-name="T2">setFlags</text:span></text:span><text:span text:style-name="T2"> method of the </text:span><text:span text:style-name="Class_20_Variables"><text:span text:style-name="T2">$fileIO</text:span></text:span><text:span text:style-name="T2"> class variable is called and passed the </text:span><text:span text:style-name="Class_20_Variables"><text:span text:style-name="T2">$flags</text:span></text:span><text:span text:style-name="T2"> parameter.</text:span></text:p>
      <text:p text:style-name="P6"/>
      <text:p text:style-name="P4"/>
      <text:h text:style-name="P30" text:outline-level="5"><text:bookmark-start text:name="getCsvControl"/>getCsvControl<text:bookmark-end text:name="getCsvControl"/></text:h>
      <text:p text:style-name="P4"/>
      <text:p text:style-name="P4">Returns the CSV control array.</text:p>
      <text:p text:style-name="P4"/>
      <text:p text:style-name="P19">/**</text:p>
      <text:p text:style-name="P19"><text:s/>* getCsvControl</text:p>
      <text:p text:style-name="P19"><text:s/>*</text:p>
      <text:p text:style-name="P19"><text:s/>* get the csv control flags</text:p>
      <text:p text:style-name="P19"><text:s/>* <text:span text:style-name="T1">@return</text:span> array $csvControl, index 0 = delimiter, index 1 = enclosure</text:p>
      <text:p text:style-name="P19"><text:s/>*/</text:p>
      <text:p text:style-name="P19">public function getCsvControl()</text:p>
      <text:p text:style-name="P19">{</text:p>
      <text:p text:style-name="P19"><text:tab/>return $this-&gt;fileIO-&gt;getCsvControl();</text:p>
      <text:p text:style-name="P19">}</text:p>
      <text:p text:style-name="P4"/>
      <text:p text:style-name="P4"><text:span text:style-name="T2">The </text:span><text:span text:style-name="Class_20_Variables"><text:span text:style-name="T2">getCsvControl</text:span></text:span><text:span text:style-name="T2"> method of the </text:span><text:span text:style-name="Class_20_Variables"><text:span text:style-name="T2">$fileIO</text:span></text:span><text:span text:style-name="T2"> class variable is called and an array <text:s/>containing the </text:span><text:span text:style-name="Class_20_Variables"><text:span text:style-name="T2">$fileIO</text:span></text:span><text:span text:style-name="T2"> class variable CSV control flags is returned.</text:span></text:p>
      <text:p text:style-name="P4"/>
      <text:p text:style-name="P4"/>
      <text:h text:style-name="P30" text:outline-level="5"><text:bookmark-start text:name="setCsvControl"/>setCsvControl<text:bookmark-end text:name="setCsvControl"/></text:h>
      <text:p text:style-name="P4"/>
      <text:p text:style-name="P4">Set the csv control flags.</text:p>
      <text:p text:style-name="P4"/>
      <text:p text:style-name="P19">/**</text:p>
      <text:p text:style-name="P19"><text:s/>* setCsvControl</text:p>
      <text:p text:style-name="P19"><text:s/>*</text:p>
      <text:p text:style-name="P19"><text:s/>* set the csv control flags</text:p>
      <text:p text:style-name="P19"><text:s/>* <text:span text:style-name="T1">@param</text:span> string $delimiter = (optional) delimiter, default = ','</text:p>
      <text:p text:style-name="P19"><text:s/>* <text:span text:style-name="T1">@param</text:span> string $enclosure = (optional) enclosure, default = '"'</text:p>
      <text:p text:style-name="P19"><text:s/>* <text:span text:style-name="T1">@param</text:span> string $escape <text:s text:c="3"/>= (optional) escape, default = "\\"</text:p>
      <text:p text:style-name="P19"><text:s/>*/</text:p>
      <text:p text:style-name="P19">public function setCsvControl($delimiter=',', $enclosure='"', $escape="\\")</text:p>
      <text:p text:style-name="P19">{</text:p>
      <text:p text:style-name="P19"><text:tab/>return $this-&gt;fileIO-&gt;setCsvControl($delimiter, $enclosure, $escape);</text:p>
      <text:p text:style-name="P19">}</text:p>
      <text:p text:style-name="P4"/>
      <text:p text:style-name="Method_20_Body">The <text:span text:style-name="Class_20_Variables">setFlags</text:span> class expects a single, mandatory parameter:</text:p>
      <text:p text:style-name="Method_20_Body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Parameter</text:p>
          </table:table-cell>
          <table:table-cell table:style-name="Table19.B1" office:value-type="string">
            <text:p text:style-name="P8">Description</text:p>
          </table:table-cell>
        </table:table-row>
        <table:table-row>
          <table:table-cell table:style-name="Table19.A2" office:value-type="string">
            <text:p text:style-name="P10">$delimiter</text:p>
          </table:table-cell>
          <table:table-cell table:style-name="Table19.B2" office:value-type="string">
            <text:p text:style-name="P18">The CSV field delimiter character sequence, default = ','.</text:p>
          </table:table-cell>
        </table:table-row>
        <table:table-row>
          <table:table-cell table:style-name="Table19.A2" office:value-type="string">
            <text:p text:style-name="P10">$enclosure</text:p>
          </table:table-cell>
          <table:table-cell table:style-name="Table19.B2" office:value-type="string">
            <text:p text:style-name="P18">The CSV field enclosure character sequence, default = '”'.</text:p>
          </table:table-cell>
        </table:table-row>
        <table:table-row>
          <table:table-cell table:style-name="Table19.A2" office:value-type="string">
            <text:p text:style-name="P10">$escape</text:p>
          </table:table-cell>
          <table:table-cell table:style-name="Table19.B2" office:value-type="string">
            <text:p text:style-name="P18">The CSV field escape character sequence, default = “\\”.</text:p>
          </table:table-cell>
        </table:table-row>
      </table:table>
      <text:p text:style-name="P4"/>
      <text:p text:style-name="P4"><text:span text:style-name="T2">The parameters are passed to the </text:span><text:span text:style-name="Class_20_Variables"><text:span text:style-name="T2">setCsvControl</text:span></text:span><text:span text:style-name="T2"> method of the </text:span><text:span text:style-name="Class_20_Variables"><text:span text:style-name="T2">$fileIO</text:span></text:span><text:span text:style-name="T2"> class variable.</text:span></text:p>
      <text:p text:style-name="P6"/>
      <text:p text:style-name="P4"/>
      <text:h text:style-name="P30" text:outline-level="5"><text:bookmark-start text:name="getCurrentLine"/>getCurrentLine<text:bookmark-end text:name="getCurrentLine"/></text:h>
      <text:p text:style-name="P4"/>
      <text:p text:style-name="Method_20_Body">Get the next line from the file.</text:p>
      <text:p text:style-name="Method_20_Body"/>
      <text:p text:style-name="P19">/**</text:p>
      <text:p text:style-name="P19"><text:s/>* getCurrentLine</text:p>
      <text:p text:style-name="P19"><text:s/>*</text:p>
      <text:p text:style-name="P19"><text:s/>* get the next line from the file</text:p>
      <text:p text:style-name="P19"><text:s/>* <text:span text:style-name="T1">@return</text:span> string $buffer</text:p>
      <text:p text:style-name="P19"><text:s/>*/</text:p>
      <text:p text:style-name="P19">public function getCurrentLine()</text:p>
      <text:p text:style-name="P19">{</text:p>
      <text:p text:style-name="P19"><text:tab/>return $this-&gt;fileIO-&gt;getCurrentLine();</text:p>
      <text:p text:style-name="P19">}</text:p>
      <text:p text:style-name="Method_20_Body"/>
      <text:p text:style-name="P4"><text:span text:style-name="T2">The </text:span><text:span text:style-name="Class_20_Variables"><text:span text:style-name="T2">getCurrentLine</text:span></text:span><text:span text:style-name="T2"> method of the </text:span><text:span text:style-name="Class_20_Variables"><text:span text:style-name="T2">$fileIO</text:span></text:span><text:span text:style-name="T2"> class variable is called and a string containing the next line from the file is returned.</text:span></text:p>
      <text:p text:style-name="P4"/>
      <text:p text:style-name="P4"/>
      <text:p text:style-name="Method_20_Body"/>
      <text:p text:style-name="Method_20_Body"/>
      <text:h text:style-name="P30" text:outline-level="5"><text:bookmark-start text:name="getMaxLineLen"/>getMaxLineLen<text:bookmark-end text:name="getMaxLineLen"/></text:h>
      <text:p text:style-name="P4"/>
      <text:p text:style-name="P4">Returns the maximum line length setting.</text:p>
      <text:p text:style-name="P4"/>
      <text:p text:style-name="P19">/**</text:p>
      <text:p text:style-name="P19"><text:s/>* getMaxLineLen</text:p>
      <text:p text:style-name="P19"><text:s/>*</text:p>
      <text:p text:style-name="P19"><text:s/>* Get maximum line length</text:p>
      <text:p text:style-name="P19"><text:s/>* <text:span text:style-name="T1">@return</text:span> integer $length</text:p>
      <text:p text:style-name="P19"><text:s/>*/</text:p>
      <text:p text:style-name="P19">public function getMaxLineLen()</text:p>
      <text:p text:style-name="P19">{</text:p>
      <text:p text:style-name="P19"><text:tab/>return $this-&gt;fileIO-&gt;getMaxLineLen();</text:p>
      <text:p text:style-name="P19">}</text:p>
      <text:p text:style-name="Method_20_Body"/>
      <text:p text:style-name="P4"><text:span text:style-name="T2">The </text:span><text:span text:style-name="Class_20_Variables"><text:span text:style-name="T2">getMaxLineLen</text:span></text:span><text:span text:style-name="T2"> method of the </text:span><text:span text:style-name="Class_20_Variables"><text:span text:style-name="T2">$fileIO</text:span></text:span><text:span text:style-name="T2"> class variable is called and an integer containing the maximu line length from the file is returned.</text:span></text:p>
      <text:p text:style-name="P4"/>
      <text:p text:style-name="Method_20_Body"/>
      <text:h text:style-name="P30" text:outline-level="5"><text:bookmark-start text:name="setMaxLineLen"/>setMaxLineLen<text:bookmark-end text:name="setMaxLineLen"/></text:h>
      <text:p text:style-name="Method_20_Body"/>
      <text:p text:style-name="Method_20_Body">Set the maximum line length.</text:p>
      <text:p text:style-name="Method_20_Body"/>
      <text:p text:style-name="P19">/**</text:p>
      <text:p text:style-name="P19"><text:s/>* setMaxLineLen</text:p>
      <text:p text:style-name="P19"><text:s/>*</text:p>
      <text:p text:style-name="P19"><text:s/>* Set the maximum line length, 0 to be unlimited</text:p>
      <text:p text:style-name="P19"><text:s/>* <text:span text:style-name="T1">@param</text:span> integer $length</text:p>
      <text:p text:style-name="P19"><text:s/>*/</text:p>
      <text:p text:style-name="P19">public function setMaxLineLen($length)</text:p>
      <text:p text:style-name="P19">{</text:p>
      <text:p text:style-name="P19"><text:tab/>return $this-&gt;fileIO-&gt;setMaxLineLen($length);</text:p>
      <text:p text:style-name="P19">}</text:p>
      <text:p text:style-name="Method_20_Body"/>
      <text:p text:style-name="Method_20_Body">The <text:span text:style-name="Class_20_Variables">setFlags</text:span> class expects a single, mandatory parameter:</text:p>
      <text:p text:style-name="Method_20_Body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8">Parameter</text:p>
          </table:table-cell>
          <table:table-cell table:style-name="Table20.B1" office:value-type="string">
            <text:p text:style-name="P8">Description</text:p>
          </table:table-cell>
        </table:table-row>
        <table:table-row>
          <table:table-cell table:style-name="Table20.A2" office:value-type="string">
            <text:p text:style-name="P10">$length</text:p>
          </table:table-cell>
          <table:table-cell table:style-name="Table20.B2" office:value-type="string">
            <text:p text:style-name="P18">Set the maximum line length, 0 to be unlimited.</text:p>
          </table:table-cell>
        </table:table-row>
      </table:table>
      <text:p text:style-name="P4"/>
      <text:p text:style-name="P4"><text:span text:style-name="T2">The parameter is passed to the </text:span><text:span text:style-name="Class_20_Variables"><text:span text:style-name="T2">setMaxLineLen</text:span></text:span><text:span text:style-name="T2"> method of the </text:span><text:span text:style-name="Class_20_Variables"><text:span text:style-name="T2">$fileIO</text:span></text:span><text:span text:style-name="T2"> class variable.</text:span></text:p>
      <text:p text:style-name="Method_20_Body"/>
      <text:p text:style-name="Method_20_Body"/>
      <text:h text:style-name="P30" text:outline-level="5"><text:bookmark-start text:name="current"/>current<text:bookmark-end text:name="current"/></text:h>
      <text:p text:style-name="Method_20_Body"/>
      <text:p text:style-name="Method_20_Body">Retrieve the current line from the file.</text:p>
      <text:p text:style-name="Method_20_Body"/>
      <text:p text:style-name="P19">/**</text:p>
      <text:p text:style-name="P19"><text:s/>* current</text:p>
      <text:p text:style-name="P19"><text:s/>*</text:p>
      <text:p text:style-name="P19"><text:s/>* <text:s/>Retrieve current line of file</text:p>
      <text:p text:style-name="P19"><text:s/>* <text:s/><text:span text:style-name="T1">@return</text:span> string|array $buffer</text:p>
      <text:p text:style-name="P19"><text:s/>*/</text:p>
      <text:p text:style-name="P19">public function current()</text:p>
      <text:p text:style-name="P19">{</text:p>
      <text:p text:style-name="P19"><text:tab/>return $this-&gt;fileIO-&gt;current();</text:p>
      <text:p text:style-name="P19">}</text:p>
      <text:p text:style-name="Method_20_Body"/>
      <text:p text:style-name="P4"><text:span text:style-name="T2">The </text:span><text:span text:style-name="Class_20_Variables"><text:span text:style-name="T2">current</text:span></text:span><text:span text:style-name="T2"> method of the </text:span><text:span text:style-name="Class_20_Variables"><text:span text:style-name="T2">$fileIO</text:span></text:span><text:span text:style-name="T2"> class variable is called and a string containing the current line from the file is returned.</text:span></text:p>
      <text:p text:style-name="P4"/>
      <text:p text:style-name="Method_20_Body"/>
      <text:h text:style-name="P30" text:outline-level="5"><text:bookmark-start text:name="key"/>key<text:bookmark-end text:name="key"/></text:h>
      <text:p text:style-name="Method_20_Body"/>
      <text:p text:style-name="Method_20_Body">Retrieve the current line number.</text:p>
      <text:p text:style-name="Method_20_Body"/>
      <text:p text:style-name="P19">/**</text:p>
      <text:p text:style-name="P19"><text:s/>* key</text:p>
      <text:p text:style-name="P19"><text:s/>*</text:p>
      <text:p text:style-name="P19"><text:s/>* retrieve the current file line number</text:p>
      <text:p text:style-name="P19"><text:s/>* <text:span text:style-name="T1">@return</text:span> integer $lineNumber</text:p>
      <text:p text:style-name="P19"><text:s/>*/</text:p>
      <text:p text:style-name="P19">public function key()</text:p>
      <text:p text:style-name="P19">{</text:p>
      <text:p text:style-name="P19"><text:tab/>return $this-&gt;fileIO-&gt;key();</text:p>
      <text:p text:style-name="P19">}</text:p>
      <text:p text:style-name="Method_20_Body"/>
      <text:p text:style-name="Method_20_Body"><text:span text:style-name="T3">The </text:span><text:span text:style-name="Class_20_Variables"><text:span text:style-name="T3">key</text:span></text:span><text:span text:style-name="T3"> method of the </text:span><text:span text:style-name="Class_20_Variables"><text:span text:style-name="T3">$fileIO</text:span></text:span><text:span text:style-name="T3"> class variable is called and an integer containing the line number</text:span> is returned.</text:p>
      <text:p text:style-name="Method_20_Body"/>
      <text:p text:style-name="Method_20_Body"/>
      <text:h text:style-name="P30" text:outline-level="5"><text:bookmark-start text:name="next"/>next<text:bookmark-end text:name="next"/></text:h>
      <text:p text:style-name="Method_20_Body"/>
      <text:p text:style-name="Method_20_Body">Move the line number to the next line in the file.</text:p>
      <text:p text:style-name="Method_20_Body"/>
      <text:p text:style-name="P19">/**</text:p>
      <text:p text:style-name="P19"><text:s/>* next</text:p>
      <text:p text:style-name="P19"><text:s/>*</text:p>
      <text:p text:style-name="P19"><text:s/>* move line number to the next line, get the line if READ_AHEAD flag is set</text:p>
      <text:p text:style-name="P19"><text:s/>*/</text:p>
      <text:p text:style-name="P19">public function next()</text:p>
      <text:p text:style-name="P19">{</text:p>
      <text:p text:style-name="P19"><text:tab/>return $this-&gt;fileIO-&gt;next();</text:p>
      <text:p text:style-name="P19">}</text:p>
      <text:p text:style-name="Method_20_Body"/>
      <text:p text:style-name="Method_20_Body"><text:span text:style-name="T3">The </text:span><text:span text:style-name="Class_20_Variables"><text:span text:style-name="T2">next</text:span></text:span><text:span text:style-name="T3"> method of the </text:span><text:span text:style-name="Class_20_Variables"><text:span text:style-name="T2">$fileIO</text:span></text:span><text:span text:style-name="T3"> class variable is called</text:span>.</text:p>
      <text:p text:style-name="P7"/>
      <text:p text:style-name="P7"/>
      <text:h text:style-name="P30" text:outline-level="5"><text:bookmark-start text:name="rewind"/>rewind<text:bookmark-end text:name="rewind"/></text:h>
      <text:p text:style-name="P7"/>
      <text:p text:style-name="Method_20_Body">Rewind to the first line of the file, and get the line if the <text:span text:style-name="T1">READ_AHEAD</text:span> flag is set.</text:p>
      <text:p text:style-name="P7"/>
      <text:p text:style-name="P19">/**</text:p>
      <text:p text:style-name="P19"><text:s/>* rewind</text:p>
      <text:p text:style-name="P19"><text:s/>*</text:p>
      <text:p text:style-name="P21"><text:s/>* rewind to the first line of the file, get the line if READ_AHEAD flag is set</text:p>
      <text:p text:style-name="P21"><text:s/>* @throws \Library\FileIO\Exception</text:p>
      <text:p text:style-name="P19"><text:s/>*/</text:p>
      <text:p text:style-name="P19">public function rewind()</text:p>
      <text:p text:style-name="P19">{</text:p>
      <text:p text:style-name="P19"><text:tab/>return $this-&gt;fileIO-&gt;rewind();</text:p>
      <text:p text:style-name="P19">}</text:p>
      <text:p text:style-name="P7"/>
      <text:p text:style-name="Method_20_Body"><text:span text:style-name="T3">The </text:span><text:span text:style-name="Class_20_Variables"><text:span text:style-name="T2">rewind</text:span></text:span><text:span text:style-name="T3"> method of the </text:span><text:span text:style-name="Class_20_Variables"><text:span text:style-name="T2">$fileIO</text:span></text:span><text:span text:style-name="T3"> class variable is called</text:span>.</text:p>
      <text:p text:style-name="P7"/>
      <text:p text:style-name="P7">If an error is detected, a <text:span text:style-name="Class_20_Variables">FileIO\Exception</text:span> is thrown.</text:p>
      <text:p text:style-name="P6"/>
      <text:p text:style-name="P7"/>
      <text:h text:style-name="P30" text:outline-level="5"><text:bookmark-start text:name="valid"/>valid<text:bookmark-end text:name="valid"/></text:h>
      <text:p text:style-name="P7"/>
      <text:p text:style-name="P7">Returns true if the file is not at end-of-file, false if it is.</text:p>
      <text:p text:style-name="P7"/>
      <text:p text:style-name="P19">/**</text:p>
      <text:p text:style-name="P19"><text:s/>* valid</text:p>
      <text:p text:style-name="P19"><text:s/>*</text:p>
      <text:p text:style-name="P19"><text:s/>* returns true if file is not at eof, otherwise returns false</text:p>
      <text:p text:style-name="P19"><text:s/>* <text:span text:style-name="T1">@return</text:span> boolean $valid = false if file is at eof, otherwise true</text:p>
      <text:p text:style-name="P19"><text:s/>*/</text:p>
      <text:p text:style-name="P19">public function valid()</text:p>
      <text:p text:style-name="P19">{</text:p>
      <text:p text:style-name="P19"><text:tab/>return $this-&gt;fileIO-&gt;valid();</text:p>
      <text:p text:style-name="P19">}</text:p>
      <text:p text:style-name="P7"/>
      <text:p text:style-name="Method_20_Body"><text:span text:style-name="T3">The </text:span><text:span text:style-name="Class_20_Variables"><text:span text:style-name="T2">valid</text:span></text:span><text:span text:style-name="T3"> method of the </text:span><text:span text:style-name="Class_20_Variables"><text:span text:style-name="T2">$fileIO</text:span></text:span><text:span text:style-name="T3"> class variable is called and a boolean result is returned</text:span>.</text:p>
      <text:p text:style-name="P7"/>
      <text:p text:style-name="P7"/>
      <text:h text:style-name="P30" text:outline-level="5"><text:bookmark-start text:name="seek"/>seek<text:bookmark-end text:name="seek"/></text:h>
      <text:p text:style-name="P7"/>
      <text:p text:style-name="P7">Seek to the requested line number.</text:p>
      <text:p text:style-name="P7"/>
      <text:p text:style-name="P19">/**</text:p>
      <text:p text:style-name="P19"><text:s/>* seek</text:p>
      <text:p text:style-name="P19"><text:s/>*</text:p>
      <text:p text:style-name="P19"><text:s/>* Seek to the requested line</text:p>
      <text:p text:style-name="P19"><text:s/>* <text:span text:style-name="T1">@param</text:span> integer $linePos = line to seek to</text:p>
      <text:p text:style-name="P19"><text:s/>* <text:span text:style-name="T1">@throws</text:span> \Library\FileIO\Exception</text:p>
      <text:p text:style-name="P19"><text:s/>*/</text:p>
      <text:p text:style-name="P19">public function seek($linePos)</text:p>
      <text:p text:style-name="P19">{</text:p>
      <text:p text:style-name="P19"><text:tab/>return $this-&gt;fileIO-&gt;seek($linePos);</text:p>
      <text:p text:style-name="P19">}</text:p>
      <text:p text:style-name="P7"/>
      <text:p text:style-name="Method_20_Body">The <text:span text:style-name="Class_20_Variables">seek</text:span> class expects a single, mandatory parameter:</text:p>
      <text:p text:style-name="Method_20_Body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8">Parameter</text:p>
          </table:table-cell>
          <table:table-cell table:style-name="Table21.B1" office:value-type="string">
            <text:p text:style-name="P8">Description</text:p>
          </table:table-cell>
        </table:table-row>
        <table:table-row>
          <table:table-cell table:style-name="Table21.A2" office:value-type="string">
            <text:p text:style-name="P10">$linePos</text:p>
          </table:table-cell>
          <table:table-cell table:style-name="Table21.B2" office:value-type="string">
            <text:p text:style-name="P18">Line to seek to.</text:p>
          </table:table-cell>
        </table:table-row>
      </table:table>
      <text:p text:style-name="P4"/>
      <text:p text:style-name="P4"><text:span text:style-name="T2">The parameter is passed to the </text:span><text:span text:style-name="Class_20_Variables"><text:span text:style-name="T2">seek</text:span></text:span><text:span text:style-name="T2"> method of the </text:span><text:span text:style-name="Class_20_Variables"><text:span text:style-name="T2">$fileIO</text:span></text:span><text:span text:style-name="T2"> class variable.</text:span></text:p>
      <text:p text:style-name="P7"/>
      <text:p text:style-name="P7">If an error is detected, a <text:span text:style-name="Class_20_Variables">FileIO\Exception</text:span> is thrown.</text:p>
      <text:p text:style-name="P6"/>
      <text:p text:style-name="P7"/>
      <text:h text:style-name="P30" text:outline-level="5"><text:bookmark-start text:name="hasChildren"/>hasChildren<text:bookmark-end text:name="hasChildren"/></text:h>
      <text:p text:style-name="P7"/>
      <text:p text:style-name="P7">Always returns false.</text:p>
      <text:p text:style-name="P7"/>
      <text:p text:style-name="P19">/**</text:p>
      <text:p text:style-name="P19"><text:s/>* hasChildren</text:p>
      <text:p text:style-name="P19"><text:s/>*</text:p>
      <text:p text:style-name="P19"><text:s/>* Returns true if has children, false if not</text:p>
      <text:p text:style-name="P19"><text:s/>* <text:span text:style-name="T1">@return</text:span> boolean $has = true if has children, false if not</text:p>
      <text:p text:style-name="P19"><text:s/>*/</text:p>
      <text:p text:style-name="P19">public function hasChildren()</text:p>
      <text:p text:style-name="P19">{</text:p>
      <text:p text:style-name="P19"><text:tab/>return false;</text:p>
      <text:p text:style-name="P19">}</text:p>
      <text:p text:style-name="P7"/>
      <text:p text:style-name="P7">The <text:span text:style-name="Class_20_Variables">hasChildren</text:span> method of the <text:span text:style-name="Class_20_Variables">$fileIO</text:span> class variable is called and the boolean result is returned.</text:p>
      <text:p text:style-name="P7"/>
      <text:p text:style-name="P7"/>
      <text:h text:style-name="P30" text:outline-level="5"><text:bookmark-start text:name="getChildren"/>getChildren<text:bookmark-end text:name="getChildren"/></text:h>
      <text:p text:style-name="Method_20_Body"/>
      <text:p text:style-name="Method_20_Body">Return null.</text:p>
      <text:p text:style-name="Method_20_Body"/>
      <text:p text:style-name="P19">/**</text:p>
      <text:p text:style-name="P19"><text:s/>* getChildren</text:p>
      <text:p text:style-name="P19"><text:s/>*</text:p>
      <text:p text:style-name="P19"><text:s/>* Returns null, because has no children</text:p>
      <text:p text:style-name="P19"><text:s/>* <text:span text:style-name="T1">@return</text:span> null</text:p>
      <text:p text:style-name="P19"><text:s/>*/</text:p>
      <text:p text:style-name="P19">public function getChildren()</text:p>
      <text:p text:style-name="P19">{</text:p>
      <text:p text:style-name="P19"><text:tab/>return $this-&gt;fileIO-&gt;getChildren();</text:p>
      <text:p text:style-name="P19">}</text:p>
      <text:p text:style-name="Method_20_Body"/>
      <text:p text:style-name="P7">The <text:span text:style-name="Class_20_Variables">getChildren</text:span> method of the <text:span text:style-name="Class_20_Variables">$fileIO</text:span> class variable is called and a null result is returned.</text:p>
      <text:p text:style-name="P7"/>
      <text:p text:style-name="Method_20_Body"/>
      <text:h text:style-name="P30" text:outline-level="5"><text:bookmark-start text:name="toString"/>__toString<text:bookmark-end text:name="toString"/></text:h>
      <text:p text:style-name="Method_20_Body"/>
      <text:p text:style-name="Method_20_Body">Returns the current record in string format.</text:p>
      <text:p text:style-name="Method_20_Body"/>
      <text:p text:style-name="P19">/**</text:p>
      <text:p text:style-name="P19"><text:s/>* __toString</text:p>
      <text:p text:style-name="P19"><text:s/>*</text:p>
      <text:p text:style-name="P19"><text:s/>* Return the current record as a string (alias of current())</text:p>
      <text:p text:style-name="P19"><text:s/>* <text:span text:style-name="T1">@return</text:span> string $buffer</text:p>
      <text:p text:style-name="P19"><text:s/>*/</text:p>
      <text:p text:style-name="P19">public function __toString()</text:p>
      <text:p text:style-name="P19">{</text:p>
      <text:p text:style-name="P19"><text:tab/>return $this-&gt;fileIO-&gt;__toString();</text:p>
      <text:p text:style-name="P19">}</text:p>
      <text:p text:style-name="Method_20_Body"/>
      <text:p text:style-name="Method_20_Body">The <text:span text:style-name="Class_20_Variables">__toString</text:span> method of the $fileIO class variable is called to return the current line.</text:p>
      <text:p text:style-name="Method_20_Body"/>
      <text:p text:style-name="Method_20_Body"/>
      <text:h text:style-name="P29" text:outline-level="3">Source Listing</text:h>
      <text:p text:style-name="Coding_20_Body"/>
      <text:p text:style-name="P22">&lt;?php</text:p>
      <text:p text:style-name="P22">namespace Library;</text:p>
      <text:p text:style-name="P22"/>
      <text:p text:style-name="P22">/*</text:p>
      <text:p text:style-name="P22"><text:s/>*<text:tab/><text:tab/>FileIO is copyright © 2012. EarthWalk Software.</text:p>
      <text:p text:style-name="P22"><text:s/>* <text:tab/><text:tab/>Licensed under the Academic Free License version 3.0</text:p>
      <text:p text:style-name="P22"><text:s/>* <text:tab/><text:tab/>Refer to the file named License.txt provided with the source, </text:p>
      <text:p text:style-name="P22"><text:s/>* <text:tab/><text:tab/><text:tab/><text:tab/>or from http://opensource.org/licenses/academic.php</text:p>
      <text:p text:style-name="P22">*/</text:p>
      <text:p text:style-name="P22">/**</text:p>
      <text:p text:style-name="P22"><text:s/>* FileIO.</text:p>
      <text:p text:style-name="P22"><text:s/>*</text:p>
      <text:p text:style-name="P22"><text:s/>* The FileIO class provides a factory-based interface to the FileIO classes.</text:p>
      <text:p text:style-name="P22"><text:s/>* <text:span text:style-name="T1">@author</text:span> Jay Wheeler</text:p>
      <text:p text:style-name="P22"><text:s/>* <text:span text:style-name="T1">@version</text:span> 1.1</text:p>
      <text:p text:style-name="P22"><text:s/>* <text:span text:style-name="T1">@copyright</text:span> © 2012 EarthWalk Software.</text:p>
      <text:p text:style-name="P22"><text:s/>* <text:span text:style-name="T1">@license</text:span> Licensed under the Academic Free License version 3.0.</text:p>
      <text:p text:style-name="P22"><text:s/>* <text:span text:style-name="T1">@package</text:span> Library</text:p>
      <text:p text:style-name="P22"><text:s/>* <text:span text:style-name="T1">@subpackage</text:span> FileIO</text:p>
      <text:p text:style-name="P22"><text:s/>*/</text:p>
      <text:p text:style-name="P22">class FileIO extends FileInfo implements \RecursiveIterator, \SeekableIterator</text:p>
      <text:p text:style-name="P22">{</text:p>
      <text:p text:style-name="P22"><text:s text:c="4"/><text:tab/>/**</text:p>
      <text:p text:style-name="P22"><text:s text:c="4"/><text:tab/> * __construct</text:p>
      <text:p text:style-name="P22"><text:s text:c="4"/><text:tab/> *</text:p>
      <text:p text:style-name="P22"><text:s text:c="4"/><text:tab/> * Class constructor</text:p>
      <text:p text:style-name="P22"><text:s text:c="4"/><text:tab/> * <text:span text:style-name="T1">@param</text:span> string $adapterName = adapter class name</text:p>
      <text:p text:style-name="P22"><text:tab/> * <text:span text:style-name="T1">@param</text:span> string $fileName = name of the file associated with this class instance</text:p>
      <text:p text:style-name="P22"><text:tab/> * <text:span text:style-name="T1">@param</text:span> string $mode = (optional) file open mode (default = 'r')</text:p>
      <text:p text:style-name="P25"><text:tab/> * <text:span text:style-name="T1">@param</text:span> boolean $useIncludePath = (optional) true = search include path for file,</text:p>
      <text:p text:style-name="P25"><text:tab/> *<text:tab/><text:tab/><text:tab/><text:tab/><text:tab/><text:tab/><text:tab/> false = don't</text:p>
      <text:p text:style-name="P22"><text:tab/> * <text:span text:style-name="T1">@param</text:span> resource $context <text:s text:c="7"/>= (optional) stream context</text:p>
      <text:p text:style-name="P22"><text:s text:c="4"/><text:tab/> * <text:span text:style-name="T1">@throws</text:span> FileIO\Exception</text:p>
      <text:p text:style-name="P22"><text:s text:c="4"/><text:tab/> */</text:p>
      <text:p text:style-name="P22"><text:s text:c="4"/><text:tab/>public function __construct($adapterName, $fileName, </text:p>
      <text:p text:style-name="P22"><text:s text:c="4"/><text:tab/><text:tab/><text:tab/><text:tab/><text:tab/><text:tab/><text:tab/> <text:s/>$mode='r', </text:p>
      <text:p text:style-name="P22"><text:s text:c="4"/><text:tab/><text:tab/><text:tab/><text:tab/><text:tab/><text:tab/><text:tab/> <text:s/>$useIncludePath=false, </text:p>
      <text:p text:style-name="P22"><text:s text:c="4"/><text:tab/><text:tab/><text:tab/><text:tab/><text:tab/><text:tab/><text:tab/> <text:s/>$context=null)</text:p>
      <text:p text:style-name="P22"><text:tab/>{</text:p>
      <text:p text:style-name="P22"><text:tab/><text:tab/>$this-&gt;fileIO = FileIO\Factory::instantiateClass($adapterName, </text:p>
      <text:p text:style-name="P22"><text:tab/><text:tab/><text:tab/><text:tab/><text:tab/><text:tab/><text:tab/><text:tab/><text:tab/> <text:s text:c="2"/>$fileName, </text:p>
      <text:p text:style-name="P22"><text:tab/><text:tab/><text:tab/><text:tab/><text:tab/><text:tab/><text:tab/><text:tab/><text:tab/> <text:s text:c="2"/>$mode, </text:p>
      <text:p text:style-name="P22"><text:tab/><text:tab/><text:tab/><text:tab/><text:tab/><text:tab/><text:tab/><text:tab/><text:tab/> <text:s text:c="2"/>$useIncludePath, </text:p>
      <text:p text:style-name="P22"><text:tab/><text:tab/><text:tab/><text:tab/><text:tab/><text:tab/><text:tab/><text:tab/><text:tab/> <text:s text:c="2"/>$context);</text:p>
      <text:p text:style-name="P22"><text:tab/>}</text:p>
      <text:p text:style-name="P22"/>
      <text:p text:style-name="P22"><text:tab/>/**</text:p>
      <text:p text:style-name="P22"><text:s text:c="4"/><text:tab/> * __destruct</text:p>
      <text:p text:style-name="P22"><text:s text:c="4"/><text:tab/> *</text:p>
      <text:p text:style-name="P22"><text:s text:c="4"/><text:tab/> * class destructor</text:p>
      <text:p text:style-name="P22"><text:s text:c="4"/><text:tab/> * <text:span text:style-name="T1">@return</text:span> null</text:p>
      <text:p text:style-name="P22"><text:s text:c="4"/><text:tab/> */</text:p>
      <text:p text:style-name="P22"><text:s text:c="4"/><text:tab/>public function __destruct()</text:p>
      <text:p text:style-name="P22"><text:s text:c="4"/><text:tab/>{</text:p>
      <text:p text:style-name="P22"><text:s text:c="4"/><text:tab/><text:tab/>if ($this-&gt;fileIO)</text:p>
      <text:p text:style-name="P22"><text:s text:c="4"/><text:tab/><text:tab/>{</text:p>
      <text:p text:style-name="P22"><text:s text:c="4"/><text:tab/><text:tab/><text:tab/>unset($this-&gt;fileIO);</text:p>
      <text:p text:style-name="P22"><text:s text:c="4"/><text:tab/><text:tab/>}</text:p>
      <text:p text:style-name="P22"><text:s text:c="4"/><text:tab/>}</text:p>
      <text:p text:style-name="P22"><text:soft-page-break/></text:p>
      <text:p text:style-name="P22"><text:tab/>/**</text:p>
      <text:p text:style-name="P22"><text:tab/> * fgetc</text:p>
      <text:p text:style-name="P22"><text:tab/> *</text:p>
      <text:p text:style-name="P22"><text:tab/> * get the next character from the file</text:p>
      <text:p text:style-name="P22"><text:tab/> * <text:span text:style-name="T1">@return</text:span> string $character</text:p>
      <text:p text:style-name="P22"><text:tab/> * <text:span text:style-name="T1">@throws</text:span> \Library\FileIO\Exception</text:p>
      <text:p text:style-name="P22"><text:tab/> */</text:p>
      <text:p text:style-name="P22"><text:tab/>public function fgetc()</text:p>
      <text:p text:style-name="P22"><text:tab/>{</text:p>
      <text:p text:style-name="P22"><text:tab/><text:tab/>return $this-&gt;fileIO-&gt;fgetc();</text:p>
      <text:p text:style-name="P22"><text:tab/>}</text:p>
      <text:p text:style-name="P22"/>
      <text:p text:style-name="P22"><text:tab/>/**</text:p>
      <text:p text:style-name="P22"><text:tab/> * fgets</text:p>
      <text:p text:style-name="P22"><text:tab/> *</text:p>
      <text:p text:style-name="P22"><text:tab/> * get the next line from the file</text:p>
      <text:p text:style-name="P22"><text:tab/> * <text:span text:style-name="T1">@return</text:span> string $buffer</text:p>
      <text:p text:style-name="P22"><text:tab/> */</text:p>
      <text:p text:style-name="P22"><text:tab/>public function fgets()</text:p>
      <text:p text:style-name="P22"><text:tab/>{</text:p>
      <text:p text:style-name="P22"><text:tab/><text:tab/>return $this-&gt;fileIO-&gt;fgets();</text:p>
      <text:p text:style-name="P22"><text:tab/>}</text:p>
      <text:p text:style-name="P22"/>
      <text:p text:style-name="P22"><text:tab/>/**</text:p>
      <text:p text:style-name="P22"><text:tab/> * fgetss</text:p>
      <text:p text:style-name="P22"><text:tab/> *</text:p>
      <text:p text:style-name="P22"><text:tab/> * get the next line from the file</text:p>
      <text:p text:style-name="P22"><text:tab/> * <text:span text:style-name="T1">@param</text:span> string $allowable = (optional) list of allowable tags (won't be stripped)</text:p>
      <text:p text:style-name="P22"><text:tab/> * <text:span text:style-name="T1">@return</text:span> string $buffer</text:p>
      <text:p text:style-name="P22"><text:tab/> * <text:span text:style-name="T1">@throws</text:span> \Library\FileIO\Exception</text:p>
      <text:p text:style-name="P22"><text:tab/> */</text:p>
      <text:p text:style-name="P22"><text:tab/>public function fgetss($allowable=null)</text:p>
      <text:p text:style-name="P22"><text:tab/>{</text:p>
      <text:p text:style-name="P22"><text:tab/><text:tab/>return $this-&gt;fileIO-&gt;fgetss($allowable);</text:p>
      <text:p text:style-name="P22"><text:tab/>}</text:p>
      <text:p text:style-name="P22"/>
      <text:p text:style-name="P22"><text:tab/>/**</text:p>
      <text:p text:style-name="P22"><text:tab/> * fgetcsv</text:p>
      <text:p text:style-name="P22"><text:tab/> *</text:p>
      <text:p text:style-name="P25"><text:tab/> * get the next line from the csv file as an indexed array of fields (index) </text:p>
      <text:p text:style-name="P25"><text:tab/> *<text:tab/> and values</text:p>
      <text:p text:style-name="P22"><text:tab/> * <text:span text:style-name="T1">@return</text:span> array $buffer</text:p>
      <text:p text:style-name="P22"><text:tab/> * <text:span text:style-name="T1">@throws</text:span> \Library\FileIO\Exception</text:p>
      <text:p text:style-name="P22"><text:tab/> */</text:p>
      <text:p text:style-name="P22"><text:tab/>public function fgetcsv()</text:p>
      <text:p text:style-name="P22"><text:tab/>{</text:p>
      <text:p text:style-name="P22"><text:tab/><text:tab/>return $this-&gt;fileIO-&gt;fgetcsv();</text:p>
      <text:p text:style-name="P22"><text:tab/>}</text:p>
      <text:p text:style-name="P22"/>
      <text:p text:style-name="P22"/>
      <text:p text:style-name="P23"><text:tab/>/**</text:p>
      <text:p text:style-name="P22"><text:tab/> * fscanf</text:p>
      <text:p text:style-name="P22"><text:tab/> *</text:p>
      <text:p text:style-name="P22"><text:tab/> * get the next line from the file</text:p>
      <text:p text:style-name="P22"><text:tab/> * <text:span text:style-name="T1">@param</text:span> string $format = The specified format</text:p>
      <text:p text:style-name="P25"><text:tab/> * <text:span text:style-name="T1">@param</text:span> mixed $variables = (optional) list of variables passed by reference </text:p>
      <text:p text:style-name="P25"><text:tab/> *<text:tab/><text:tab/><text:tab/><text:tab/><text:tab/><text:tab/> to receive the parsed values</text:p>
      <text:p text:style-name="P25"><text:tab/> * <text:span text:style-name="T1">@return</text:span> array|integer $parsed = array of parsed fields if $variables </text:p>
      <text:p text:style-name="P25"><text:tab/> *<text:tab/><text:tab/><text:tab/><text:tab/>is not provided, else the number of variables assigned</text:p>
      <text:p text:style-name="P22"><text:tab/> * <text:span text:style-name="T1">@throws</text:span> \Library\FileIO\Exception</text:p>
      <text:p text:style-name="P22"><text:tab/> */</text:p>
      <text:p text:style-name="P22"><text:tab/>public function fscanf($format)</text:p>
      <text:p text:style-name="P22"><text:tab/>{</text:p>
      <text:p text:style-name="P22"><text:tab/><text:tab/>if (func_num_args() == 1)</text:p>
      <text:p text:style-name="P22"><text:tab/><text:tab/>{</text:p>
      <text:p text:style-name="P22"><text:tab/><text:tab/><text:tab/>return $this-&gt;fileIO-&gt;fscanf($format);</text:p>
      <text:p text:style-name="P22"><text:tab/><text:tab/>}</text:p>
      <text:p text:style-name="P22"/>
      <text:p text:style-name="P22"><text:tab/><text:tab/>$arguments = func_get_args();</text:p>
      <text:p text:style-name="P22"><text:tab/><text:tab/>array_shift($arguments);</text:p>
      <text:p text:style-name="P22"/>
      <text:p text:style-name="P22"><text:tab/><text:tab/>$variables = array();</text:p>
      <text:p text:style-name="P22"><text:tab/><text:tab/>foreach($arguments as $argument)</text:p>
      <text:p text:style-name="P22"><text:tab/><text:tab/>{</text:p>
      <text:p text:style-name="P22"><text:tab/><text:tab/><text:tab/>$variables[] = &amp;$argument;</text:p>
      <text:p text:style-name="P22"><text:tab/><text:tab/>}</text:p>
      <text:p text:style-name="P22"/>
      <text:p text:style-name="P22"><text:tab/><text:tab/>array_unshift($variables, $format);</text:p>
      <text:p text:style-name="P22"/>
      <text:p text:style-name="P22"><text:tab/><text:tab/>$method = new \ReflectionMethod($this-&gt;fileIO, 'fscanf');</text:p>
      <text:p text:style-name="P22"/>
      <text:p text:style-name="P22"><text:tab/><text:tab/>return $method-&gt;invokeArgs($this-&gt;fileIO, $arguments);</text:p>
      <text:p text:style-name="P22"><text:tab/>}</text:p>
      <text:p text:style-name="P22"/>
      <text:p text:style-name="P22"><text:tab/>/**</text:p>
      <text:p text:style-name="P22"><text:tab/> * fputcsv</text:p>
      <text:p text:style-name="P22"><text:tab/> *</text:p>
      <text:p text:style-name="P22"><text:tab/> * Format line as CSV and write to file pointer</text:p>
      <text:p text:style-name="P22"><text:tab/> * <text:span text:style-name="T1">@param</text:span> array $fields = array of field name/value pairs to store</text:p>
      <text:p text:style-name="P22"><text:tab/> * <text:span text:style-name="T1">@param</text:span> string $delimiter = (optional) csv delimiter, default = null</text:p>
      <text:p text:style-name="P22"><text:tab/> * <text:span text:style-name="T1">@param</text:span> string $enclosure = (optional) csv enclosure, default = null</text:p>
      <text:p text:style-name="P25"><text:tab/> * <text:span text:style-name="T1">@return</text:span> integer|boolean $result = the length of the written string or </text:p>
      <text:p text:style-name="P25"><text:tab/> *<text:tab/><text:tab/><text:tab/><text:tab/><text:tab/><text:tab/>FALSE on failure.</text:p>
      <text:p text:style-name="P22"><text:tab/> */</text:p>
      <text:p text:style-name="P22"><text:tab/>public function fputcsv($fields, $delimiter=null, $enclosure=null)</text:p>
      <text:p text:style-name="P22"><text:tab/>{</text:p>
      <text:p text:style-name="P22"><text:tab/><text:tab/>return $this-&gt;fileIO-&gt;fputcsv($fields, $delimiter, $enclosure);</text:p>
      <text:p text:style-name="P22"><text:tab/>}</text:p>
      <text:p text:style-name="P22"/>
      <text:p text:style-name="P22"/>
      <text:p text:style-name="P23"><text:tab/>/**</text:p>
      <text:p text:style-name="P22"><text:tab/> * fwrite</text:p>
      <text:p text:style-name="P22"><text:tab/> *</text:p>
      <text:p text:style-name="P22"><text:tab/> * get the next line from the file</text:p>
      <text:p text:style-name="P22"><text:tab/> * <text:span text:style-name="T1">@param</text:span> string $buffer = buffer to write</text:p>
      <text:p text:style-name="P25"><text:tab/> * <text:span text:style-name="T1">@param</text:span> integer $length = (optional) length to write, </text:p>
      <text:p text:style-name="P25"><text:tab/> *<text:tab/><text:tab/><text:tab/><text:tab/><text:tab/><text:tab/>null to write the complete buffer</text:p>
      <text:p text:style-name="P22"><text:tab/> * <text:span text:style-name="T1">@return</text:span> integer $bytes|null = bytes written, null on error</text:p>
      <text:p text:style-name="P22"><text:tab/> */</text:p>
      <text:p text:style-name="P22"><text:tab/>public function fwrite($buffer, $length=null)</text:p>
      <text:p text:style-name="P22"><text:tab/>{</text:p>
      <text:p text:style-name="P22"><text:tab/><text:tab/>return $this-&gt;fileIO-&gt;fwrite($buffer, $length);</text:p>
      <text:p text:style-name="P22"><text:tab/>}</text:p>
      <text:p text:style-name="P22"/>
      <text:p text:style-name="P22"><text:tab/>/**</text:p>
      <text:p text:style-name="P22"><text:tab/> * fseek</text:p>
      <text:p text:style-name="P22"><text:tab/> *</text:p>
      <text:p text:style-name="P22"><text:tab/> * seek to the requested record</text:p>
      <text:p text:style-name="P22"><text:tab/> * <text:span text:style-name="T1">@param</text:span> integer $position = final position relative to $whence</text:p>
      <text:p text:style-name="P22"><text:tab/> * <text:span text:style-name="T1">@param</text:span> integer $whence = SEEK_SET, SEEK_CUR or SEEK_END</text:p>
      <text:p text:style-name="P22"><text:tab/> * <text:span text:style-name="T1">@return</text:span> integer $result = 0 if successful, -1 if failed</text:p>
      <text:p text:style-name="P22"><text:tab/> */</text:p>
      <text:p text:style-name="P22"><text:tab/>public function fseek($position, $whence='SEEK_SET')</text:p>
      <text:p text:style-name="P22"><text:tab/>{</text:p>
      <text:p text:style-name="P22"><text:tab/><text:tab/>return $this-&gt;fileIO-&gt;fseek($position, $whence);</text:p>
      <text:p text:style-name="P22"><text:tab/>}</text:p>
      <text:p text:style-name="P22"/>
      <text:p text:style-name="P22"><text:tab/>/**</text:p>
      <text:p text:style-name="P22"><text:tab/> * fflush</text:p>
      <text:p text:style-name="P22"><text:tab/> *</text:p>
      <text:p text:style-name="P22"><text:tab/> * Flush all buffered output to the output buffer</text:p>
      <text:p text:style-name="P22"><text:tab/> * <text:span text:style-name="T1">@return</text:span> boolean $result = true successful, otherwise false</text:p>
      <text:p text:style-name="P22"><text:tab/> */</text:p>
      <text:p text:style-name="P22"><text:tab/>public function fflush()</text:p>
      <text:p text:style-name="P22"><text:tab/>{</text:p>
      <text:p text:style-name="P22"><text:tab/><text:tab/>return $this-&gt;fileIO-&gt;fflush();</text:p>
      <text:p text:style-name="P22"><text:tab/>}</text:p>
      <text:p text:style-name="P22"/>
      <text:p text:style-name="P22"><text:tab/>/**</text:p>
      <text:p text:style-name="P22"><text:tab/> * ftruncate</text:p>
      <text:p text:style-name="P22"><text:tab/> *</text:p>
      <text:p text:style-name="P22"><text:tab/> * Truncate the file to the indicated size</text:p>
      <text:p text:style-name="P22"><text:tab/> * <text:span text:style-name="T1">@return</text:span> boolean $result = true if successful, false if not</text:p>
      <text:p text:style-name="P22"><text:tab/> */</text:p>
      <text:p text:style-name="P22"><text:tab/>public function ftruncate($size)</text:p>
      <text:p text:style-name="P22"><text:tab/>{</text:p>
      <text:p text:style-name="P19"><text:tab/>return $this-&gt;fileIO-&gt;ftruncate($size);</text:p>
      <text:p text:style-name="P22"><text:tab/>}</text:p>
      <text:p text:style-name="P22"/>
      <text:p text:style-name="P22"/>
      <text:p text:style-name="P23"><text:tab/>/**</text:p>
      <text:p text:style-name="P22"><text:tab/> * flock</text:p>
      <text:p text:style-name="P22"><text:tab/> *</text:p>
      <text:p text:style-name="P22"><text:tab/> * Attempt to lock the file</text:p>
      <text:p text:style-name="P25"><text:tab/> * <text:span text:style-name="T1">@param</text:span> integer $operation = lock operation (LOCK_SH, LOCK_EX, LOCK_UN, </text:p>
      <text:p text:style-name="P25"><text:tab/> *<text:tab/><text:tab/><text:tab/><text:tab/><text:tab/><text:tab/><text:tab/> or LOCK_NB)</text:p>
      <text:p text:style-name="P22"><text:tab/> * <text:span text:style-name="T1">@param</text:span> integer $wouldBlock = (optional) true if the lock would block </text:p>
      <text:p text:style-name="P25"><text:tab/> * <text:s text:c="2"/><text:tab/><text:tab/><text:tab/><text:tab/><text:tab/><text:tab/> <text:s text:c="3"/>(EWOULDBLOCK errno condition), </text:p>
      <text:p text:style-name="P25"><text:tab/> *<text:tab/><text:tab/><text:tab/><text:tab/><text:tab/><text:tab/> <text:s text:c="2"/>default = false</text:p>
      <text:p text:style-name="P22"><text:tab/> * <text:span text:style-name="T1">@return</text:span> boolean $result = true successful, otherwise false</text:p>
      <text:p text:style-name="P22"><text:tab/> */</text:p>
      <text:p text:style-name="P22"><text:tab/>public function flock($operation, $wouldBlock=false)</text:p>
      <text:p text:style-name="P22"><text:tab/>{</text:p>
      <text:p text:style-name="P22"><text:tab/><text:tab/>return $this-&gt;fileIO-&gt;flock($operation, $wouldBlock);</text:p>
      <text:p text:style-name="P22"><text:tab/>}</text:p>
      <text:p text:style-name="P22"/>
      <text:p text:style-name="P22"><text:tab/>/**</text:p>
      <text:p text:style-name="P22"><text:tab/> * fstat</text:p>
      <text:p text:style-name="P22"><text:tab/> *</text:p>
      <text:p text:style-name="P22"><text:tab/> * Gets information about the file</text:p>
      <text:p text:style-name="P22"><text:tab/> * <text:span text:style-name="T1">@return</text:span> array $stat = array with the statistics of the file</text:p>
      <text:p text:style-name="P22"><text:tab/> */</text:p>
      <text:p text:style-name="P22"><text:tab/>public function fstat()</text:p>
      <text:p text:style-name="P22"><text:tab/>{</text:p>
      <text:p text:style-name="P22"><text:tab/><text:tab/>return $this-&gt;fileIO-&gt;fstat();</text:p>
      <text:p text:style-name="P22"><text:tab/>}</text:p>
      <text:p text:style-name="P22"/>
      <text:p text:style-name="P22"><text:tab/>/**</text:p>
      <text:p text:style-name="P22"><text:tab/> * ftell</text:p>
      <text:p text:style-name="P22"><text:tab/> *</text:p>
      <text:p text:style-name="P22"><text:tab/> * Returns the position of the file pointer</text:p>
      <text:p text:style-name="P22"><text:tab/> * <text:span text:style-name="T1">@return</text:span> integer $position</text:p>
      <text:p text:style-name="P22"><text:tab/> */</text:p>
      <text:p text:style-name="P22"><text:tab/>public function ftell()</text:p>
      <text:p text:style-name="P22"><text:tab/>{</text:p>
      <text:p text:style-name="P22"><text:tab/><text:tab/>return $this-&gt;fileIO-&gt;ftell();</text:p>
      <text:p text:style-name="P22"><text:tab/>}</text:p>
      <text:p text:style-name="P22"/>
      <text:p text:style-name="P22"><text:tab/>/**</text:p>
      <text:p text:style-name="P22"><text:tab/> * fpassthru</text:p>
      <text:p text:style-name="P22"><text:tab/> *</text:p>
      <text:p text:style-name="P25"><text:tab/> * Reads to EOF on the given file pointer from the current position and </text:p>
      <text:p text:style-name="P25"><text:tab/> * <text:s text:c="6"/>writes the results to the output buffer</text:p>
      <text:p text:style-name="P25"><text:tab/> * <text:span text:style-name="T1">@return</text:span> integer $bytes = number of bytes passed thru to the output buffer, </text:p>
      <text:p text:style-name="P25"><text:tab/> *<text:tab/><text:tab/><text:tab/><text:tab/> <text:s/>false on error</text:p>
      <text:p text:style-name="P22"><text:tab/> */</text:p>
      <text:p text:style-name="P22"><text:tab/>public function fpassthru()</text:p>
      <text:p text:style-name="P22"><text:tab/>{</text:p>
      <text:p text:style-name="P22"><text:tab/><text:tab/>return $this-&gt;fileIO-&gt;fpassthru();</text:p>
      <text:p text:style-name="P22"><text:tab/>}</text:p>
      <text:p text:style-name="P22"/>
      <text:p text:style-name="P22"/>
      <text:p text:style-name="P23"><text:tab/>/**</text:p>
      <text:p text:style-name="P22"><text:tab/> * eof</text:p>
      <text:p text:style-name="P22"><text:tab/> *</text:p>
      <text:p text:style-name="P22"><text:tab/> * Return EOF status for the file</text:p>
      <text:p text:style-name="P22"><text:tab/> * <text:span text:style-name="T1">@return</text:span> boolean $eof = true if the file is at (or beyond) eof </text:p>
      <text:p text:style-name="P22"><text:tab/> * <text:tab/><text:tab/><text:tab/><text:tab/><text:tab/><text:tab/><text:tab/>or an error occurred, otherwise false</text:p>
      <text:p text:style-name="P22"><text:tab/> */</text:p>
      <text:p text:style-name="P22"><text:tab/>public function eof()</text:p>
      <text:p text:style-name="P22"><text:tab/>{</text:p>
      <text:p text:style-name="P22"><text:tab/><text:tab/>return $this-&gt;fileIO-&gt;eof();</text:p>
      <text:p text:style-name="P22"><text:tab/>}</text:p>
      <text:p text:style-name="P22"/>
      <text:p text:style-name="P22"><text:tab/>/**</text:p>
      <text:p text:style-name="P22"><text:tab/> * getFlags</text:p>
      <text:p text:style-name="P22"><text:tab/> *</text:p>
      <text:p text:style-name="P22"><text:tab/> * Get current flag settings</text:p>
      <text:p text:style-name="P22"><text:tab/> * <text:span text:style-name="T1">@return</text:span> integer $flags</text:p>
      <text:p text:style-name="P22"><text:tab/> */</text:p>
      <text:p text:style-name="P22"><text:tab/>public function getFlags()</text:p>
      <text:p text:style-name="P22"><text:tab/>{</text:p>
      <text:p text:style-name="P22"><text:tab/><text:tab/>return $this-&gt;fileIO-&gt;getFlags();</text:p>
      <text:p text:style-name="P22"><text:tab/>}</text:p>
      <text:p text:style-name="P22"/>
      <text:p text:style-name="P22"><text:tab/>/**</text:p>
      <text:p text:style-name="P22"><text:tab/> * setFlags</text:p>
      <text:p text:style-name="P22"><text:tab/> *</text:p>
      <text:p text:style-name="P22"><text:tab/> * Set current flag settings</text:p>
      <text:p text:style-name="P22"><text:tab/> * <text:span text:style-name="T1">@param</text:span> integer $flags</text:p>
      <text:p text:style-name="P22"><text:tab/> */</text:p>
      <text:p text:style-name="P22"><text:tab/>public function setFlags($flags)</text:p>
      <text:p text:style-name="P22"><text:tab/>{</text:p>
      <text:p text:style-name="P22"><text:tab/><text:tab/>$this-&gt;fileIO-&gt;setFlags($flags);</text:p>
      <text:p text:style-name="P22"><text:tab/>}</text:p>
      <text:p text:style-name="P22"/>
      <text:p text:style-name="P22"><text:tab/>/**</text:p>
      <text:p text:style-name="P22"><text:tab/> * getCsvControl</text:p>
      <text:p text:style-name="P22"><text:tab/> *</text:p>
      <text:p text:style-name="P22"><text:tab/> * get the csv control flags</text:p>
      <text:p text:style-name="P22"><text:tab/> * <text:span text:style-name="T1">@return</text:span> array $csvControl, index 0 = delimiter, index 1 = enclosure</text:p>
      <text:p text:style-name="P22"><text:tab/> */</text:p>
      <text:p text:style-name="P22"><text:tab/>public function getCsvControl()</text:p>
      <text:p text:style-name="P22"><text:tab/>{</text:p>
      <text:p text:style-name="P22"><text:tab/><text:tab/>return $this-&gt;fileIO-&gt;getCsvControl();</text:p>
      <text:p text:style-name="P22"><text:tab/>}</text:p>
      <text:p text:style-name="P22"/>
      <text:p text:style-name="P22"><text:tab/>/**</text:p>
      <text:p text:style-name="P22"><text:tab/> * setCsvControl</text:p>
      <text:p text:style-name="P22"><text:tab/> *</text:p>
      <text:p text:style-name="P22"><text:tab/> * set the csv control flags</text:p>
      <text:p text:style-name="P22"><text:tab/> * <text:span text:style-name="T1">@param</text:span> string $delimiter = (optional) delimiter, default = ','</text:p>
      <text:p text:style-name="P22"><text:tab/> * <text:span text:style-name="T1">@param</text:span> string $enclosure = (optional) enclosure, default = '"'</text:p>
      <text:p text:style-name="P22"><text:tab/> * <text:span text:style-name="T1">@param</text:span> string $escape <text:s text:c="3"/>= (optional) escape, default = "\\"</text:p>
      <text:p text:style-name="P22"><text:tab/> */</text:p>
      <text:p text:style-name="P22"><text:tab/>public function setCsvControl($delimiter=',', $enclosure='"', $escape="\\")</text:p>
      <text:p text:style-name="P22"><text:tab/>{</text:p>
      <text:p text:style-name="P22"><text:tab/><text:tab/>return $this-&gt;fileIO-&gt;setCsvControl($delimiter, $enclosure, $escape);</text:p>
      <text:p text:style-name="P22"><text:tab/>}</text:p>
      <text:p text:style-name="P22"/>
      <text:p text:style-name="P22"/>
      <text:p text:style-name="P23"><text:tab/>/**</text:p>
      <text:p text:style-name="P22"><text:tab/> * getCurrentLine</text:p>
      <text:p text:style-name="P22"><text:tab/> *</text:p>
      <text:p text:style-name="P22"><text:tab/> * get the next line from the file</text:p>
      <text:p text:style-name="P22"><text:tab/> * <text:span text:style-name="T1">@return</text:span> string $buffer</text:p>
      <text:p text:style-name="P22"><text:tab/> */</text:p>
      <text:p text:style-name="P22"><text:tab/>public function getCurrentLine()</text:p>
      <text:p text:style-name="P22"><text:tab/>{</text:p>
      <text:p text:style-name="P22"><text:tab/><text:tab/>return $this-&gt;fileIO-&gt;getCurrentLine();</text:p>
      <text:p text:style-name="P22"><text:tab/>}</text:p>
      <text:p text:style-name="P22"/>
      <text:p text:style-name="P22"><text:tab/>/**</text:p>
      <text:p text:style-name="P22"><text:tab/> * getMaxLineLen</text:p>
      <text:p text:style-name="P22"><text:tab/> *</text:p>
      <text:p text:style-name="P22"><text:tab/> * Get maximum line length</text:p>
      <text:p text:style-name="P22"><text:tab/> * <text:span text:style-name="T1">@return</text:span> integer $length</text:p>
      <text:p text:style-name="P22"><text:tab/> */</text:p>
      <text:p text:style-name="P22"><text:tab/>public function getMaxLineLen()</text:p>
      <text:p text:style-name="P22"><text:tab/>{</text:p>
      <text:p text:style-name="P22"><text:tab/><text:tab/>return $this-&gt;fileIO-&gt;getMaxLineLen();</text:p>
      <text:p text:style-name="P22"><text:tab/>}</text:p>
      <text:p text:style-name="P22"/>
      <text:p text:style-name="P22"><text:tab/>/**</text:p>
      <text:p text:style-name="P22"><text:tab/> * setMaxLineLen</text:p>
      <text:p text:style-name="P22"><text:tab/> *</text:p>
      <text:p text:style-name="P22"><text:tab/> * Set the maximum line length, 0 to be unlimited</text:p>
      <text:p text:style-name="P22"><text:tab/> * <text:span text:style-name="T1">@param</text:span> integer $length</text:p>
      <text:p text:style-name="P22"><text:tab/> */</text:p>
      <text:p text:style-name="P22"><text:tab/>public function setMaxLineLen($length)</text:p>
      <text:p text:style-name="P22"><text:tab/>{</text:p>
      <text:p text:style-name="P22"><text:tab/><text:tab/>return $this-&gt;fileIO-&gt;setMaxLineLen($length);</text:p>
      <text:p text:style-name="P22"><text:tab/>}</text:p>
      <text:p text:style-name="P22"/>
      <text:p text:style-name="P22"><text:tab/>/**</text:p>
      <text:p text:style-name="P22"><text:tab/> * current</text:p>
      <text:p text:style-name="P22"><text:tab/> *</text:p>
      <text:p text:style-name="P22"><text:tab/> * <text:s/>Retrieve current line of file</text:p>
      <text:p text:style-name="P22"><text:tab/> * <text:s/><text:span text:style-name="T1">@return</text:span> string|array $buffer</text:p>
      <text:p text:style-name="P22"><text:tab/> */</text:p>
      <text:p text:style-name="P22"><text:tab/>public function current()</text:p>
      <text:p text:style-name="P22"><text:tab/>{</text:p>
      <text:p text:style-name="P22"><text:tab/><text:tab/>return $this-&gt;fileIO-&gt;current();</text:p>
      <text:p text:style-name="P22"><text:tab/>}</text:p>
      <text:p text:style-name="P22"/>
      <text:p text:style-name="P22"><text:tab/>/**</text:p>
      <text:p text:style-name="P22"><text:tab/> * key</text:p>
      <text:p text:style-name="P22"><text:tab/> *</text:p>
      <text:p text:style-name="P22"><text:tab/> * retrieve the current file line number</text:p>
      <text:p text:style-name="P22"><text:tab/> * <text:span text:style-name="T1">@return</text:span> integer $lineNumber</text:p>
      <text:p text:style-name="P22"><text:tab/> */</text:p>
      <text:p text:style-name="P22"><text:tab/>public function key()</text:p>
      <text:p text:style-name="P22"><text:tab/>{</text:p>
      <text:p text:style-name="P22"><text:tab/><text:tab/>return $this-&gt;fileIO-&gt;key();</text:p>
      <text:p text:style-name="P22"><text:tab/>}</text:p>
      <text:p text:style-name="P22"/>
      <text:p text:style-name="P22"/>
      <text:p text:style-name="P23"><text:tab/>/**</text:p>
      <text:p text:style-name="P22"><text:tab/> * next</text:p>
      <text:p text:style-name="P22"><text:tab/> *</text:p>
      <text:p text:style-name="P22"><text:tab/> * retrieve the next line</text:p>
      <text:p text:style-name="P22"><text:tab/> */</text:p>
      <text:p text:style-name="P22"><text:tab/>public function next()</text:p>
      <text:p text:style-name="P22"><text:tab/>{</text:p>
      <text:p text:style-name="P22"><text:tab/><text:tab/>return $this-&gt;fileIO-&gt;next();</text:p>
      <text:p text:style-name="P22"><text:tab/>}</text:p>
      <text:p text:style-name="P22"/>
      <text:p text:style-name="P22"><text:tab/>/**</text:p>
      <text:p text:style-name="P22"><text:tab/> * rewind</text:p>
      <text:p text:style-name="P22"><text:tab/> *</text:p>
      <text:p text:style-name="P22"><text:tab/> * rewind to the first line of the file</text:p>
      <text:p text:style-name="P22"><text:tab/> */</text:p>
      <text:p text:style-name="P22"><text:tab/>public function rewind()</text:p>
      <text:p text:style-name="P22"><text:tab/>{</text:p>
      <text:p text:style-name="P22"><text:tab/><text:tab/>return $this-&gt;fileIO-&gt;rewind();</text:p>
      <text:p text:style-name="P22"><text:tab/>}</text:p>
      <text:p text:style-name="P22"/>
      <text:p text:style-name="P22"><text:tab/>/**</text:p>
      <text:p text:style-name="P22"><text:tab/> * valid</text:p>
      <text:p text:style-name="P22"><text:tab/> *</text:p>
      <text:p text:style-name="P22"><text:tab/> * returns true if file is not at eof, otherwise returns false</text:p>
      <text:p text:style-name="P22"><text:tab/> * <text:span text:style-name="T1">@return</text:span> boolean $valid = false if file is at eof, otherwise true</text:p>
      <text:p text:style-name="P22"><text:tab/> */</text:p>
      <text:p text:style-name="P22"><text:tab/>public function valid()</text:p>
      <text:p text:style-name="P22"><text:tab/>{</text:p>
      <text:p text:style-name="P22"><text:tab/><text:tab/>return $this-&gt;fileIO-&gt;valid();</text:p>
      <text:p text:style-name="P22"><text:tab/>}</text:p>
      <text:p text:style-name="P22"/>
      <text:p text:style-name="P22"><text:tab/>/**</text:p>
      <text:p text:style-name="P22"><text:tab/> * seek</text:p>
      <text:p text:style-name="P22"><text:tab/> *</text:p>
      <text:p text:style-name="P22"><text:tab/> * Seek to the requested line</text:p>
      <text:p text:style-name="P22"><text:tab/> * <text:span text:style-name="T1">@param</text:span> integer $linePos = line to seek to</text:p>
      <text:p text:style-name="P22"><text:tab/> * <text:span text:style-name="T1">@throws</text:span> \Library\FileIO\Exception</text:p>
      <text:p text:style-name="P22"><text:tab/> */</text:p>
      <text:p text:style-name="P22"><text:tab/>public function seek($linePos)</text:p>
      <text:p text:style-name="P22"><text:tab/>{</text:p>
      <text:p text:style-name="P22"><text:tab/><text:tab/>return $this-&gt;fileIO-&gt;seek($linePos);</text:p>
      <text:p text:style-name="P22"><text:tab/>}</text:p>
      <text:p text:style-name="P22"/>
      <text:p text:style-name="P22"><text:tab/>/**</text:p>
      <text:p text:style-name="P22"><text:tab/> * hasChildren</text:p>
      <text:p text:style-name="P22"><text:tab/> *</text:p>
      <text:p text:style-name="P22"><text:tab/> * Returns true if has children, false if not</text:p>
      <text:p text:style-name="P22"><text:tab/> * <text:span text:style-name="T1">@return</text:span> boolean $has = true if has children, false if not</text:p>
      <text:p text:style-name="P22"><text:tab/> */</text:p>
      <text:p text:style-name="P22"><text:tab/>public function hasChildren()</text:p>
      <text:p text:style-name="P22"><text:tab/>{</text:p>
      <text:p text:style-name="P22"><text:tab/><text:tab/>return $this-&gt;fileIO-&gt;hasChildren();</text:p>
      <text:p text:style-name="P22"><text:tab/>}</text:p>
      <text:p text:style-name="P22"/>
      <text:p text:style-name="P22"/>
      <text:p text:style-name="P23"><text:tab/>/**</text:p>
      <text:p text:style-name="P22"><text:tab/> * getChildren</text:p>
      <text:p text:style-name="P22"><text:tab/> *</text:p>
      <text:p text:style-name="P22"><text:tab/> * Returns null, because has no children</text:p>
      <text:p text:style-name="P22"><text:tab/> * <text:span text:style-name="T1">@return</text:span> void</text:p>
      <text:p text:style-name="P22"><text:tab/> */</text:p>
      <text:p text:style-name="P22"><text:tab/>public function getChildren()</text:p>
      <text:p text:style-name="P22"><text:tab/>{</text:p>
      <text:p text:style-name="P22"><text:tab/><text:tab/>return $this-&gt;fileIO-&gt;getChildren();</text:p>
      <text:p text:style-name="P22"><text:tab/>}</text:p>
      <text:p text:style-name="P22"/>
      <text:p text:style-name="P22"><text:tab/>/**</text:p>
      <text:p text:style-name="P22"><text:tab/> * __toString</text:p>
      <text:p text:style-name="P22"><text:tab/> *</text:p>
      <text:p text:style-name="P22"><text:tab/> * Return the current record as a string (alias of current())</text:p>
      <text:p text:style-name="P22"><text:tab/> * <text:span text:style-name="T1">@return</text:span> string $buffer</text:p>
      <text:p text:style-name="P22"><text:tab/> */</text:p>
      <text:p text:style-name="P22"><text:tab/>public function __toString()</text:p>
      <text:p text:style-name="P22"><text:tab/>{</text:p>
      <text:p text:style-name="P22"><text:tab/><text:tab/>return $this-&gt;fileIO-&gt;__toString();</text:p>
      <text:p text:style-name="P22"><text:tab/>}</text:p>
      <text:p text:style-name="P22"/>
      <text:p text:style-name="P22"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FileIO<text:tab/><text:tab/><text:tab/><text:tab/><text:page-number text:select-page="current">46</text:page-number><text:tab/><text:tab/><text:tab/><text:tab/><text:date style:data-style-name="N76" text:date-value="2012-07-09T21:23:49.99">July 9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0T11:48:32</meta:creation-date>
    <dc:title>Class Documentation</dc:title>
    <meta:editing-duration>PT85H24M28S</meta:editing-duration>
    <meta:editing-cycles>127</meta:editing-cycles>
    <meta:generator>OpenOffice.org/3.2$Linux OpenOffice.org_project/320m12$Build-9483</meta:generator>
    <meta:initial-creator>Jay Wheeler</meta:initial-creator>
    <dc:date>2012-07-09T21:23:50</dc:date>
    <dc:creator>Jay Wheeler</dc:creator>
    <meta:document-statistic meta:table-count="21" meta:image-count="0" meta:object-count="0" meta:page-count="47" meta:paragraph-count="1154" meta:word-count="4715" meta:character-count="30607"/>
    <meta:template xlink:type="simple" xlink:actuate="onRequest" xlink:title="Class Documentation" xlink:href="../../../home/jay/Development/PHPProjectLib/Design/Class%20Documentation/Class%20Documentation.ott" meta:date="2012-06-02T16:17:56"/>
  </office:meta>
</office:document-meta>
</file>